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start" style:justify-single-word="false"/>
    </style:style>
    <style:style style:name="P2" style:family="paragraph" style:parent-style-name="Text_20_body">
      <style:paragraph-properties fo:margin-top="0cm" fo:margin-bottom="0cm" loext:contextual-spacing="false" fo:line-height="150%" fo:text-align="justify"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Text_20_body">
      <style:paragraph-properties fo:margin-top="0.42cm" fo:margin-bottom="0.499cm" loext:contextual-spacing="false" fo:line-height="100%" fo:keep-with-next="always"/>
      <style:text-properties style:font-name="Albany1" fo:font-size="16pt" fo:font-weight="bold"/>
    </style:style>
    <style:style style:name="P5" style:family="paragraph" style:parent-style-name="Text_20_body">
      <style:paragraph-properties fo:margin-left="0.499cm" fo:margin-right="0cm" fo:margin-top="0cm" fo:margin-bottom="0cm" loext:contextual-spacing="false" fo:line-height="100%" fo:text-indent="0cm" style:auto-text-indent="false"/>
    </style:style>
    <style:style style:name="P6" style:family="paragraph" style:parent-style-name="Heading_20_2">
      <style:paragraph-properties fo:line-height="150%"/>
      <style:text-properties style:font-name="Liberation Sans" fo:font-size="12pt"/>
    </style:style>
    <style:style style:name="P7" style:family="paragraph" style:parent-style-name="Heading_20_2">
      <style:paragraph-properties fo:line-height="150%"/>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1859_1419486361"/><text:span text:style-name="T1">#629</text:span><text:bookmark-end text:name="__RefHeading___Toc1859_1419486361"/></text:h>
        <text:p text:style-name="P2"/>
        <text:p text:style-name="P3">Costuma-se dizer que em alguns países as árvores crescem, mas não dão fruto porque não há inverno ali.</text:p>
        <text:p text:style-name="P2"/>
        <text:h text:style-name="P7" text:outline-level="2"><text:bookmark-start text:name="__RefHeading___Toc1861_1419486361"/><text:a xlink:type="simple" xlink:href="http://bibliaonline.com.br/acf/JÓ/1/" text:style-name="Internet_20_link" text:visited-style-name="Visited_20_Internet_20_Link"><text:span text:style-name="T1">JÓ 1</text:span></text:a><text:bookmark-end text:name="__RefHeading___Toc1861_1419486361"/></text:h>
        <text:p text:style-name="P2"/>
        <text:p text:style-name="P3">Outro de nosso grupo de cinco livros; Provérbios, Tiago, Jó, Eclesiastes e Judas. Este livro pode ser de ajuda a você se desejar aprender um grande segredo de Deus. Tem sido uma bênção para muitos crentes. Na verdade, tem sido o ponto de conversão na vida de alguns. É o único livro na Bíblia que trata exclusivamente com a vida de uma pessoa. Não devemos nos esquecer de que Deus está interessado em cada alma!</text:p>
        <text:p text:style-name="P2"/>
        <text:p text:style-name="P2"><text:span text:style-name="T1">Isto o torna muito pessoal. O desenvolvimento da história ocupa 41 capítulos, mas o ponto em que o livro é resumido em alguns poucos versículos é o </text:span><text:a xlink:type="simple" xlink:href="http://bibliaonline.com.br/acf/jó/1" text:style-name="Internet_20_link" text:visited-style-name="Visited_20_Internet_20_Link"><text:span text:style-name="T1">último</text:span></text:a><text:span text:style-name="T1"> capítulo. Se lêssemos apenas o último capítulo, aproveitaríamos muito pouco da poderosa mensagem que o Senhor tem para nós. Lembre-se de que a maior parte dos 41 capítulos são pensamentos de homens. Em si mesmos, esses pensamentos com frequência não são corretos. Mas são necessários para mostrar onde Deus quer chegar com Sua mensagem. Por exemplo, em </text:span><text:a xlink:type="simple" xlink:href="http://bibliaonline.com.br/acf/jó/21/17" text:style-name="Internet_20_link" text:visited-style-name="Visited_20_Internet_20_Link"><text:span text:style-name="T1">21:17</text:span></text:a><text:span text:style-name="T1"> jó diz que "Deus na Sua ira lhes reparte dores".</text:span></text:p>
        <text:p text:style-name="P2"/>
        <text:p text:style-name="P3">Você acha que isto é verdade? Não, não é, mas foi isto o que jó disse naquela ocasião particular. Se Jó era um homem tão bom, como poderia Deus encontrar qualquer falta nele? Se Jó fosse um homem mau, como poderia Deus permitir que ele dissesse uma coisa tão terrível e deixá-lo sem castigo por isso? O que havia de errado com Jó? Em torno destas questões é que o livro todo é montado. Só Deus viu o que havia de errado em Jó. Se você descobrir as respostas e aplicá-las à sua própria vida, será um Cristão feliz até o fim de seus dias aqui na Terra.</text:p>
        <text:p text:style-name="P2"/>
        <text:p text:style-name="P2"><text:a xlink:type="simple" xlink:href="http://bibliaonline.com.br/acf/Jó/1/1-5" text:style-name="Internet_20_link" text:visited-style-name="Visited_20_Internet_20_Link"><text:span text:style-name="T1">Jó 1:1-5</text:span></text:a><text:span text:style-name="T1"> Repare (a) quão bom ele era, (b) que ele temia a Deus, (c) que ele abstinha-se (evitava) o mal, (d) que Deus lhe havia dado um número perfeito (7) de filhos, (e) como ele era rico, (f) como ele era importante, (g) que ele oferecia sacrifícios a Deus por seus filhos (madrugando) caso eles tivessem pecado, (h) que ele levava essa vida com </text:span><text:soft-page-break/><text:span text:style-name="T1">regularidade. O que Deus estará querendo nos mostrar? Veremos!</text:span></text:p>
        <text:p text:style-name="P2"/>
        <text:p text:style-name="P2"><text:a xlink:type="simple" xlink:href="http://bibliaonline.com.br/acf/Jó/1/6-12" text:style-name="Internet_20_link" text:visited-style-name="Visited_20_Internet_20_Link"><text:span text:style-name="T1">Jó 1:6-12</text:span></text:a><text:span text:style-name="T1"> Os anjos estão ali na presença do Senhor; Satanás está entre eles. A princípio podemos ficar surpresos por encontrar Satanás aqui na presença de Deus e com os outros anjos de Deus. Mas isto nos ajuda a entender quando nos lembramos de Deus não havia ainda agido em juízo condenando o mal. No futuro, Satanás será expulso dos céus. (</text:span><text:a xlink:type="simple" xlink:href="http://bibliaonline.com.br/acf/ap/12/7-9" text:style-name="Internet_20_link" text:visited-style-name="Visited_20_Internet_20_Link"><text:span text:style-name="T1">Ap 12:7-9</text:span></text:a><text:span text:style-name="T1">). Reparamos algo mais: No princípio e fim deste livro o nome "o Senhor" é usado, na metade é "Deus". "O Senhor" aparece 16 vezes nos primeiros 2 capítulos.</text:span></text:p>
        <text:p text:style-name="P2"/>
        <text:p text:style-name="P3">O Senhor chama a atenção de Satanás para Jó, falando dele exatamente as palavras que são usadas no primeiro versículo. Satanás replica que a razão de Jó temer a Deus era por Deus ter sido tão bom para com ele, e que se todas as coisas lhe fossem tiradas, ele seria como qualquer outra pessoa, e iria amaldiçoar a Deus. O Senhor dá a Satanás o poder de atribular a Jó, e é o que ele faz. Mas veremos que todas as acusações de Satanás caem por terra.</text:p>
        <text:p text:style-name="P2"/>
        <text:p text:style-name="P2"><text:a xlink:type="simple" xlink:href="http://bibliaonline.com.br/acf/Jó/1/13-22" text:style-name="Internet_20_link" text:visited-style-name="Visited_20_Internet_20_Link"><text:span text:style-name="T1">Jó 1:13-22</text:span></text:a><text:span text:style-name="T1"> Vem a tormenta. Ele perde tudo. E fica registrado a seu respeito que em tudo isso ele não pecou.</text:span></text:p>
        <text:p text:style-name="P2"/>
        <text:h text:style-name="P6" text:outline-level="2"><text:bookmark-start text:name="__RefHeading___Toc1863_1419486361"/>#630<text:bookmark-end text:name="__RefHeading___Toc1863_1419486361"/></text:h>
        <text:p text:style-name="P2"/>
        <text:p text:style-name="P3">Quando Cristo Se revela há satisfação na mais débil porção, e sem Cristo há vazio na maior abundância.</text:p>
        <text:p text:style-name="P2"/>
        <text:h text:style-name="P7" text:outline-level="2"><text:bookmark-start text:name="__RefHeading___Toc1865_1419486361"/><text:a xlink:type="simple" xlink:href="http://bibliaonline.com.br/acf/JÓ/2/" text:style-name="Internet_20_link" text:visited-style-name="Visited_20_Internet_20_Link"><text:span text:style-name="T1">JÓ 2</text:span></text:a><text:bookmark-end text:name="__RefHeading___Toc1865_1419486361"/></text:h>
        <text:p text:style-name="P2"/>
        <text:p text:style-name="P2"><text:a xlink:type="simple" xlink:href="http://bibliaonline.com.br/acf/Jó/2/1-10" text:style-name="Internet_20_link" text:visited-style-name="Visited_20_Internet_20_Link"><text:span text:style-name="T1">Jó 2:1-10</text:span></text:a><text:span text:style-name="T1"> Novamente na presença de Deus, Satanás diz que se lhe fosse permitido tocar o corpo de Jó, ele O amaldiçoaria. O Senhor permite a Satanás ir mais longe (Deus controla o quanto Satanás pode nos atacar). A Satanás não foi permitido matar a Jó.</text:span></text:p>
        <text:p text:style-name="P2"/>
        <text:p text:style-name="P2"><text:a xlink:type="simple" xlink:href="http://bibliaonline.com.br/acf/Jó/2/11-13" text:style-name="Internet_20_link" text:visited-style-name="Visited_20_Internet_20_Link"><text:span text:style-name="T1">Jó 2:11-13</text:span></text:a><text:span text:style-name="T1"> Os três amigos de Jó ouvem falar dos desastres, e vêm visitá-lo. Repare no que fazem por sete dias! Que imagem Jó deve ter sido para eles. Sua mente deve estar cheia de dúvidas de como Deus podia ser tão mau para com Jó quando ele era tão bom. </text:span><text:soft-page-break/><text:span text:style-name="T1">Se estiver pensando assim, é provável que o Senhor tenha uma mensagem para você também. Muitos de nós somos bastante gratos pelo Senhor nos ter falado através de Jó.</text:span></text:p>
        <text:p text:style-name="P2"/>
        <text:h text:style-name="P6" text:outline-level="2"><text:bookmark-start text:name="__RefHeading___Toc1867_1419486361"/>#631<text:bookmark-end text:name="__RefHeading___Toc1867_1419486361"/></text:h>
        <text:p text:style-name="P2"/>
        <text:p text:style-name="P3">O mais tremendo juízo de Deus neste mundo é o endurecimento do coração dos homens.</text:p>
        <text:p text:style-name="P2"/>
        <text:h text:style-name="P7" text:outline-level="2"><text:bookmark-start text:name="__RefHeading___Toc1869_1419486361"/><text:a xlink:type="simple" xlink:href="http://bibliaonline.com.br/acf/JÓ/3/" text:style-name="Internet_20_link" text:visited-style-name="Visited_20_Internet_20_Link"><text:span text:style-name="T1">JÓ 3</text:span></text:a><text:bookmark-end text:name="__RefHeading___Toc1869_1419486361"/></text:h>
        <text:p text:style-name="P2"/>
        <text:p text:style-name="P3">Começamos hoje a ouvir os pensamentos de Jó e de seus amigos. Você deve lembrar-se o tempo todo de que estes pensamentos são de Jó, não de Deus. Você irá reparar que Jó parece achar que está com a razão e que Deus está errado; ele está se defendendo. Jó começa dizendo que sente muito por ter nascido. (Mas nós ficamos gratos por isso ter acontecido!) Ele acha que Deus é contra ele, pois todos os pensamentos de Jó são dele e voltados para ele mesmo.</text:p>
        <text:p text:style-name="P2"/>
        <text:p text:style-name="P2"><text:a xlink:type="simple" xlink:href="http://bibliaonline.com.br/acf/Jó/3/25-26" text:style-name="Internet_20_link" text:visited-style-name="Visited_20_Internet_20_Link"><text:span text:style-name="T1">Jó 3:25-26</text:span></text:a><text:span text:style-name="T1"> Quando tudo ia bem, ele tinha temores de que algo assim iria acontecer! Em outras palavras, ele não tinha paz em sua alma. Ele vivia inquieto, nem tudo ia bem. Ele tinha razão. Veja que ele era bom exteriormente, mas não do ponto de vista de Deus; só encontraremos a resposta para isto no final.</text:span></text:p>
        <text:p text:style-name="P2"/>
        <text:h text:style-name="P6" text:outline-level="2"><text:bookmark-start text:name="__RefHeading___Toc1871_1419486361"/>#632<text:bookmark-end text:name="__RefHeading___Toc1871_1419486361"/></text:h>
        <text:p text:style-name="P2"/>
        <text:p text:style-name="P3">Não são apenas os meus piores pecados, mas as minhas melhores obras indicam que sou um descendente de Adão.</text:p>
        <text:p text:style-name="P2"/>
        <text:h text:style-name="P7" text:outline-level="2"><text:bookmark-start text:name="__RefHeading___Toc1873_1419486361"/><text:a xlink:type="simple" xlink:href="http://bibliaonline.com.br/acf/JÓ/4/" text:style-name="Internet_20_link" text:visited-style-name="Visited_20_Internet_20_Link"><text:span text:style-name="T1">JÓ 4</text:span></text:a><text:bookmark-end text:name="__RefHeading___Toc1873_1419486361"/></text:h>
        <text:p text:style-name="P2"/>
        <text:p text:style-name="P3">Um dos visitantes, Elifaz, responde. Todos nós precisamos admitir que estes homens eram sábios pelos padrões do mundo, mas o que lhes faltava era que não conheciam os pensamentos de Deus. Cada um dos três homens que aparecem a seguir possui um diferente ponto de argumentação. Este homem baseia-se em sua experiência pessoal e <text:soft-page-break/>por esta razão não poderá nos dizer coisa alguma além daquilo que a mente humana pode conceber.</text:p>
        <text:p text:style-name="P2"/>
        <text:p text:style-name="P2"><text:a xlink:type="simple" xlink:href="http://bibliaonline.com.br/acf/Jó/4/1-6" text:style-name="Internet_20_link" text:visited-style-name="Visited_20_Internet_20_Link"><text:span text:style-name="T1">Jó 4:1-6</text:span></text:a><text:span text:style-name="T1"> Ele diz que enquanto Jó vivia dando conselhos para todos e ajudando-os quando estavam em tribulação, foi só o desastre bater à sua porta para ele ficar fora de si.</text:span></text:p>
        <text:p text:style-name="P2"/>
        <text:p text:style-name="P2"><text:a xlink:type="simple" xlink:href="http://bibliaonline.com.br/acf/Jó/4/7" text:style-name="Internet_20_link" text:visited-style-name="Visited_20_Internet_20_Link"><text:span text:style-name="T1">Jó 4:7</text:span></text:a><text:span text:style-name="T1"> Ele pergunta se Jó alguma vez ouviu falar de um inocente sofrer. O que ele quer realmente dizer é que Jó não devia ser inocente, caso contrário essa tribulação não teria caído sobre ele!</text:span></text:p>
        <text:p text:style-name="P2"/>
        <text:p text:style-name="P2"><text:a xlink:type="simple" xlink:href="http://bibliaonline.com.br/acf/Jó/4/8" text:style-name="Internet_20_link" text:visited-style-name="Visited_20_Internet_20_Link"><text:span text:style-name="T1">Jó 4:8</text:span></text:a><text:span text:style-name="T1"> "Segundo eu tenho visto". Ele se baseava na experiência humana. Isto nunca pode ajudar o crente espiritualmente. "O mundo não conheceu a Deus pela sua sabedoria." </text:span><text:a xlink:type="simple" xlink:href="http://bibliaonline.com.br/acf/1co/1/21" text:style-name="Internet_20_link" text:visited-style-name="Visited_20_Internet_20_Link"><text:span text:style-name="T1">1 Co 1:21</text:span></text:a><text:span text:style-name="T1">.</text:span></text:p>
        <text:p text:style-name="P2"/>
        <text:p text:style-name="P2"><text:a xlink:type="simple" xlink:href="http://bibliaonline.com.br/acf/Jó/4/12-21" text:style-name="Internet_20_link" text:visited-style-name="Visited_20_Internet_20_Link"><text:span text:style-name="T1">Jó 4:12-21</text:span></text:a><text:span text:style-name="T1"> Em seguida ele fala de um sonho ou visão que havia tido. Algo que tinha mexido com ele. Parece ter sido Satanás quem ele viu. Tudo não passa de uma crítica à obra de Deus, afirmando que Deus destrói os homens com a mesma rapidez que os cria, e que não há alternativa.</text:span></text:p>
        <text:p text:style-name="P2"/>
        <text:h text:style-name="P6" text:outline-level="2"><text:bookmark-start text:name="__RefHeading___Toc1875_1419486361"/>#633<text:bookmark-end text:name="__RefHeading___Toc1875_1419486361"/></text:h>
        <text:p text:style-name="P2"/>
        <text:p text:style-name="P3">Nossa mente está onde estiver nosso prazer, nosso coração está onde estiver nosso tesouro, nosso amor está onde estiver nossa vida, mas tudo isso, nosso prazer, nosso tesouro e nossa vida, repousam em Cristo.</text:p>
        <text:p text:style-name="P2"/>
        <text:h text:style-name="P7" text:outline-level="2"><text:bookmark-start text:name="__RefHeading___Toc1877_1419486361"/><text:a xlink:type="simple" xlink:href="http://bibliaonline.com.br/acf/JÓ/5/" text:style-name="Internet_20_link" text:visited-style-name="Visited_20_Internet_20_Link"><text:span text:style-name="T1">JÓ 5</text:span></text:a><text:bookmark-end text:name="__RefHeading___Toc1877_1419486361"/></text:h>
        <text:p text:style-name="P2"/>
        <text:p text:style-name="P2"><text:span text:style-name="T1">Este homem, Elifaz, continua com seus próprios pensamentos que foram tirados de sua própria experiência. Quanto mais sábios parecem, mais ímpios são, pois enganam as pessoas. O que ele está dizendo aqui é que tudo aquilo que nos acontece é causado por algo que tenhamos feito. Por isso no </text:span><text:a xlink:type="simple" xlink:href="http://bibliaonline.com.br/acf/jó/5/17" text:style-name="Internet_20_link" text:visited-style-name="Visited_20_Internet_20_Link"><text:span text:style-name="T1">versículo 17</text:span></text:a><text:span text:style-name="T1"> ele diz que Deus está corrigindo as pessoas. Assim ele sugere que Jó precisava corrigir sua vida. Ele diz que Jó deve alegrar-se, pois no final tudo ficará bem. Não é exatamente o que o mundo nos diz hoje?</text:span></text:p>
        <text:p text:style-name="P2"><text:soft-page-break/></text:p>
        <text:h text:style-name="P6" text:outline-level="2"><text:bookmark-start text:name="__RefHeading___Toc1879_1419486361"/>#634<text:bookmark-end text:name="__RefHeading___Toc1879_1419486361"/></text:h>
        <text:p text:style-name="P2"/>
        <text:p text:style-name="P3">Quando o pecado é o seu fardo, Cristo passa a ser seu prazer.</text:p>
        <text:p text:style-name="P2"/>
        <text:h text:style-name="P7" text:outline-level="2"><text:bookmark-start text:name="__RefHeading___Toc1881_1419486361"/><text:a xlink:type="simple" xlink:href="http://bibliaonline.com.br/acf/JÓ/6/" text:style-name="Internet_20_link" text:visited-style-name="Visited_20_Internet_20_Link"><text:span text:style-name="T1">JÓ 6</text:span></text:a><text:bookmark-end text:name="__RefHeading___Toc1881_1419486361"/></text:h>
        <text:p text:style-name="P2"/>
        <text:p text:style-name="P3">Jó está prestes a argumentar sobre isso, por esta razão o capítulo começa com "Mas Jó". Todas as palavras nos 48 versículos que acabamos de ouvir nada mais acrescentaram do que mais tristeza para ele.</text:p>
        <text:p text:style-name="P2"/>
        <text:p text:style-name="P2"><text:a xlink:type="simple" xlink:href="http://bibliaonline.com.br/acf/Jó/6/14" text:style-name="Internet_20_link" text:visited-style-name="Visited_20_Internet_20_Link"><text:span text:style-name="T1">Jó 6:14</text:span></text:a><text:span text:style-name="T1"> Ele está sentindo mais pena de si mesmo a cada dia que passa.</text:span></text:p>
        <text:p text:style-name="P2"/>
        <text:p text:style-name="P2"><text:a xlink:type="simple" xlink:href="http://bibliaonline.com.br/acf/Jó/6/24" text:style-name="Internet_20_link" text:visited-style-name="Visited_20_Internet_20_Link"><text:span text:style-name="T1">Jó 6:24</text:span></text:a><text:span text:style-name="T1"> Ele está analisando a si próprio para ver se encontra alguma pequena falta em si. Pobre Jó.</text:span></text:p>
        <text:p text:style-name="P2"/>
        <text:h text:style-name="P6" text:outline-level="2"><text:bookmark-start text:name="__RefHeading___Toc1883_1419486361"/>#635<text:bookmark-end text:name="__RefHeading___Toc1883_1419486361"/></text:h>
        <text:p text:style-name="P2"/>
        <text:p text:style-name="P3">Usar a graça para argumentar em favor do pecado é a lógica que o Diabo usa.</text:p>
        <text:p text:style-name="P2"/>
        <text:h text:style-name="P7" text:outline-level="2"><text:bookmark-start text:name="__RefHeading___Toc1885_1419486361"/><text:a xlink:type="simple" xlink:href="http://bibliaonline.com.br/acf/JÓ/7/" text:style-name="Internet_20_link" text:visited-style-name="Visited_20_Internet_20_Link"><text:span text:style-name="T1">JÓ 7</text:span></text:a><text:bookmark-end text:name="__RefHeading___Toc1885_1419486361"/></text:h>
        <text:p text:style-name="P2"/>
        <text:p text:style-name="P3">Jó continua sua conversa egocêntrica. Por muitas vezes nestes 21 versículos ele fala palavras como "eu, mim, meu, para mim".</text:p>
        <text:p text:style-name="P2"/>
        <text:p text:style-name="P2"><text:a xlink:type="simple" xlink:href="http://bibliaonline.com.br/acf/Jó/7/19" text:style-name="Internet_20_link" text:visited-style-name="Visited_20_Internet_20_Link"><text:span text:style-name="T1">Jó 7:19</text:span></text:a><text:span text:style-name="T1"> Ele quer ficar longe de Deus.</text:span></text:p>
        <text:p text:style-name="P2"/>
        <text:p text:style-name="P2"><text:a xlink:type="simple" xlink:href="http://bibliaonline.com.br/acf/Jó/7/20" text:style-name="Internet_20_link" text:visited-style-name="Visited_20_Internet_20_Link"><text:span text:style-name="T1">Jó 7:20</text:span></text:a><text:span text:style-name="T1"> Ele dispara esta declaração, "pequei", após defender tudo o que havia feito (</text:span><text:a xlink:type="simple" xlink:href="http://bibliaonline.com.br/acf/jó/6/24" text:style-name="Internet_20_link" text:visited-style-name="Visited_20_Internet_20_Link"><text:span text:style-name="T1">versículo 24</text:span></text:a><text:span text:style-name="T1"> do capítulo de ontem). Ele está dando chicotadas em todas as direções.</text:span></text:p>
        <text:p text:style-name="P2"/>
        <text:h text:style-name="P6" text:outline-level="2"><text:bookmark-start text:name="__RefHeading___Toc1887_1419486361"/><text:soft-page-break/>#636<text:bookmark-end text:name="__RefHeading___Toc1887_1419486361"/></text:h>
        <text:p text:style-name="P2"/>
        <text:p text:style-name="P3">Acrescentar qualquer coisa a Cristo é um acréscimo destrutivo.</text:p>
        <text:p text:style-name="P2"/>
        <text:h text:style-name="P7" text:outline-level="2"><text:bookmark-start text:name="__RefHeading___Toc1889_1419486361"/><text:a xlink:type="simple" xlink:href="http://bibliaonline.com.br/acf/JÓ/8/" text:style-name="Internet_20_link" text:visited-style-name="Visited_20_Internet_20_Link"><text:span text:style-name="T1">JÓ 8</text:span></text:a><text:bookmark-end text:name="__RefHeading___Toc1889_1419486361"/></text:h>
        <text:p text:style-name="P2"/>
        <text:p text:style-name="P2"><text:span text:style-name="T1">O segundo visitante - Bildade, agora fala. Sua linha de pensamento é diferente dos pensamentos de Elifaz. Os argumentos deste homem são de que devemos confiar nas tradições. Tudo o que é antigo é certo (</text:span><text:a xlink:type="simple" xlink:href="http://bibliaonline.com.br/acf/jó/8/8" text:style-name="Internet_20_link" text:visited-style-name="Visited_20_Internet_20_Link"><text:span text:style-name="T1">vers. 8</text:span></text:a><text:span text:style-name="T1">). Você escuta muita gente falando assim hoje. Eles dizem, "vou permanecer na religião de meu avô".</text:span></text:p>
        <text:p text:style-name="P2"/>
        <text:p text:style-name="P2"><text:a xlink:type="simple" xlink:href="http://bibliaonline.com.br/acf/Jó/8/20" text:style-name="Internet_20_link" text:visited-style-name="Visited_20_Internet_20_Link"><text:span text:style-name="T1">Jó 8:20</text:span></text:a><text:span text:style-name="T1"> Mas aqui está mostrado aonde levam esses pensamentos. "Eis que Deus não rejeitará o reto". Portanto tudo o que precisamos fazer é sermos perfeitos e Ele ficará satisfeito conosco. Que coisa terrível dizer isto!</text:span></text:p>
        <text:p text:style-name="P2"/>
        <text:h text:style-name="P6" text:outline-level="2"><text:bookmark-start text:name="__RefHeading___Toc1891_1419486361"/>#637<text:bookmark-end text:name="__RefHeading___Toc1891_1419486361"/></text:h>
        <text:p text:style-name="P2"/>
        <text:p text:style-name="P3">Nada é mais contrário a uma esperança celestial do que um coração terrenal.</text:p>
        <text:p text:style-name="P2"/>
        <text:h text:style-name="P7" text:outline-level="2"><text:bookmark-start text:name="__RefHeading___Toc1893_1419486361"/><text:a xlink:type="simple" xlink:href="http://bibliaonline.com.br/acf/JÓ/9/" text:style-name="Internet_20_link" text:visited-style-name="Visited_20_Internet_20_Link"><text:span text:style-name="T1">JÓ 9</text:span></text:a><text:bookmark-end text:name="__RefHeading___Toc1893_1419486361"/></text:h>
        <text:p text:style-name="P2"/>
        <text:p text:style-name="P3">A argumentação de Jó fica mais amarga. Ele concorda com o discurso do que falou ontem, de que um homem deveria ser perfeito diante de Deus! (Que pensamento insensato). Mas ele não sabe como poderia ser mais perfeito do que é.</text:p>
        <text:p text:style-name="P2"/>
        <text:p text:style-name="P2"><text:a xlink:type="simple" xlink:href="http://bibliaonline.com.br/acf/Jó/9/4" text:style-name="Internet_20_link" text:visited-style-name="Visited_20_Internet_20_Link"><text:span text:style-name="T1">Jó 9:4</text:span></text:a><text:span text:style-name="T1"> Ele raciocina mais ou menos assim - "Quem jamais ganhou depois de ter discutido com Deus?"</text:span></text:p>
        <text:p text:style-name="P2"/>
        <text:p text:style-name="P2"><text:a xlink:type="simple" xlink:href="http://bibliaonline.com.br/acf/Jó/9/5-14" text:style-name="Internet_20_link" text:visited-style-name="Visited_20_Internet_20_Link"><text:span text:style-name="T1">Jó 9:5-14</text:span></text:a><text:span text:style-name="T1"> Deus é poderoso demais e ocupado demais para dar ouvidos a Jó, pensa ele.</text:span></text:p>
        <text:p text:style-name="P2"/>
        <text:p text:style-name="P2"><text:a xlink:type="simple" xlink:href="http://bibliaonline.com.br/acf/Jó/9/16" text:style-name="Internet_20_link" text:visited-style-name="Visited_20_Internet_20_Link"><text:span text:style-name="T1">Jó 9:16</text:span></text:a><text:span text:style-name="T1"> Mesmo que Deus se ocupasse em escutá-lo, Jó diz que nunca acreditaria nisso!</text:span></text:p>
        <text:p text:style-name="P2"/>
        <text:p text:style-name="P2"><text:soft-page-break/><text:a xlink:type="simple" xlink:href="http://bibliaonline.com.br/acf/Jó/9/17" text:style-name="Internet_20_link" text:visited-style-name="Visited_20_Internet_20_Link"><text:span text:style-name="T1">Jó 9:17</text:span></text:a><text:span text:style-name="T1"> Deus o castiga quando não há razão para fazê-lo! Um pensamento nada simpático!</text:span></text:p>
        <text:p text:style-name="P2"/>
        <text:p text:style-name="P2"><text:a xlink:type="simple" xlink:href="http://bibliaonline.com.br/acf/Jó/9/18" text:style-name="Internet_20_link" text:visited-style-name="Visited_20_Internet_20_Link"><text:span text:style-name="T1">Jó 9:18</text:span></text:a><text:span text:style-name="T1"> Deus o enche de amargura, pelo menos é o que argumenta.</text:span></text:p>
        <text:p text:style-name="P2"/>
        <text:p text:style-name="P2"><text:a xlink:type="simple" xlink:href="http://bibliaonline.com.br/acf/Jó/9/20" text:style-name="Internet_20_link" text:visited-style-name="Visited_20_Internet_20_Link"><text:span text:style-name="T1">Jó 9:20</text:span></text:a><text:span text:style-name="T1"> Ainda que ele se considerasse perfeito, haveria alguma coisa de errado. "Você nunca ganha", é o que ele está querendo realmente dizer.</text:span></text:p>
        <text:p text:style-name="P2"/>
        <text:p text:style-name="P2"><text:a xlink:type="simple" xlink:href="http://bibliaonline.com.br/acf/Jó/9/22" text:style-name="Internet_20_link" text:visited-style-name="Visited_20_Internet_20_Link"><text:span text:style-name="T1">Jó 9:22</text:span></text:a><text:span text:style-name="T1"> Ele diz que Deus destrói tanto o perfeito quanto o ímpio, sem distinção!</text:span></text:p>
        <text:p text:style-name="P2"/>
        <text:p text:style-name="P2"><text:a xlink:type="simple" xlink:href="http://bibliaonline.com.br/acf/Jó/9/23" text:style-name="Internet_20_link" text:visited-style-name="Visited_20_Internet_20_Link"><text:span text:style-name="T1">Jó 9:23</text:span></text:a><text:span text:style-name="T1"> Que Deus ri de seus problemas.</text:span></text:p>
        <text:p text:style-name="P2"/>
        <text:p text:style-name="P2"><text:a xlink:type="simple" xlink:href="http://bibliaonline.com.br/acf/Jó/9/30-31" text:style-name="Internet_20_link" text:visited-style-name="Visited_20_Internet_20_Link"><text:span text:style-name="T1">Jó 9:30-31</text:span></text:a><text:span text:style-name="T1"> Ele simplesmente não poderia agradar a Deus, não importa o que fizesse. (Não é o mesmo que pensamos às vezes?)</text:span></text:p>
        <text:p text:style-name="P2"/>
        <text:p text:style-name="P2"><text:a xlink:type="simple" xlink:href="http://bibliaonline.com.br/acf/Jó/9/32-35" text:style-name="Internet_20_link" text:visited-style-name="Visited_20_Internet_20_Link"><text:span text:style-name="T1">Jó 9:32-35</text:span></text:a><text:span text:style-name="T1"> Ele diz que deveria ter tido uma melhor chance se Deus fosse um homem. Ou se ao menos existisse alguém entre ele e Deus! (leia o que Deus fez a este respeito em 1 Timóteo </text:span><text:a xlink:type="simple" xlink:href="http://bibliaonline.com.br/acf/1tm/2/5" text:style-name="Internet_20_link" text:visited-style-name="Visited_20_Internet_20_Link"><text:span text:style-name="T1">2:5</text:span></text:a><text:span text:style-name="T1">).</text:span></text:p>
        <text:p text:style-name="P2"/>
        <text:h text:style-name="P6" text:outline-level="2"><text:bookmark-start text:name="__RefHeading___Toc1895_1419486361"/>#638<text:bookmark-end text:name="__RefHeading___Toc1895_1419486361"/></text:h>
        <text:p text:style-name="P2"/>
        <text:p text:style-name="P3">Se a culpa pelo pecado é tão grande que nada além do sangue de Jesus pode remediar isso; e se a sujeira do pecado é tão grande que nada além do sangue de Jesus pode apagar a mancha, quão grande, quão odioso, quão ímpio o pecado deve ser.</text:p>
        <text:p text:style-name="P2"/>
        <text:h text:style-name="P7" text:outline-level="2"><text:bookmark-start text:name="__RefHeading___Toc1897_1419486361"/><text:a xlink:type="simple" xlink:href="http://bibliaonline.com.br/acf/JÓ/10/" text:style-name="Internet_20_link" text:visited-style-name="Visited_20_Internet_20_Link"><text:span text:style-name="T1">JÓ 10</text:span></text:a><text:bookmark-end text:name="__RefHeading___Toc1897_1419486361"/></text:h>
        <text:p text:style-name="P2"/>
        <text:p text:style-name="P2"><text:a xlink:type="simple" xlink:href="http://bibliaonline.com.br/acf/Jó/10/1-14" text:style-name="Internet_20_link" text:visited-style-name="Visited_20_Internet_20_Link"><text:span text:style-name="T1">Jó 10:1-14</text:span></text:a><text:span text:style-name="T1"> Jó mantém suas acusações contra Deus, mas isto não torna seus pensamentos nem um pouco mais claros. Leia o versículo seguinte para descobrir para onde toda essa conversa o estava levando.</text:span></text:p>
        <text:p text:style-name="P2"/>
        <text:p text:style-name="P2"><text:a xlink:type="simple" xlink:href="http://bibliaonline.com.br/acf/Jó/10/16-22" text:style-name="Internet_20_link" text:visited-style-name="Visited_20_Internet_20_Link"><text:span text:style-name="T1">Jó 10:16-22</text:span></text:a><text:span text:style-name="T1"> Ele fica mais exaltado.</text:span></text:p>
        <text:p text:style-name="P2"/>
        <text:p text:style-name="P2"><text:soft-page-break/><text:a xlink:type="simple" xlink:href="http://bibliaonline.com.br/acf/Jó/10/21-22" text:style-name="Internet_20_link" text:visited-style-name="Visited_20_Internet_20_Link"><text:span text:style-name="T1">Jó 10:21-22</text:span></text:a><text:span text:style-name="T1"> Estes versículos nos lembram do mundo para o qual o Senhor Jesus veio. E que continua em trevas.</text:span></text:p>
        <text:p text:style-name="P2"/>
        <text:h text:style-name="P6" text:outline-level="2"><text:bookmark-start text:name="__RefHeading___Toc1899_1419486361"/>#639<text:bookmark-end text:name="__RefHeading___Toc1899_1419486361"/></text:h>
        <text:p text:style-name="P2"/>
        <text:p text:style-name="P3">Um homem pode teologicamente sábio e espiritualmente ignorante.</text:p>
        <text:p text:style-name="P2"/>
        <text:h text:style-name="P7" text:outline-level="2"><text:bookmark-start text:name="__RefHeading___Toc1901_1419486361"/><text:a xlink:type="simple" xlink:href="http://bibliaonline.com.br/acf/JÓ/11/" text:style-name="Internet_20_link" text:visited-style-name="Visited_20_Internet_20_Link"><text:span text:style-name="T1">JÓ 11</text:span></text:a><text:bookmark-end text:name="__RefHeading___Toc1901_1419486361"/></text:h>
        <text:p text:style-name="P2"/>
        <text:p text:style-name="P3">O terceiro amigo, Sofar, é quem agora fala. Lembremo-nos de que o primeiro - Elifaz, usou as experiências da vida como base para seus argumentos. O segundo, Bildade - usou a tradição, enquanto este usa a lei e a religiosidade como seu ponto de partida.</text:p>
        <text:p text:style-name="P2"/>
        <text:p text:style-name="P2"><text:a xlink:type="simple" xlink:href="http://bibliaonline.com.br/acf/Jó/11/3" text:style-name="Internet_20_link" text:visited-style-name="Visited_20_Internet_20_Link"><text:span text:style-name="T1">Jó 11:3</text:span></text:a><text:span text:style-name="T1"> Ele faz algumas perguntas a Jó - acaso os estratagemas de mentira de Jó ficariam sem resposta, e será que alguém não deveria tentar humilhar Jó quando ele zombava de Deus?</text:span></text:p>
        <text:p text:style-name="P2"/>
        <text:p text:style-name="P2"><text:a xlink:type="simple" xlink:href="http://bibliaonline.com.br/acf/Jó/11/6" text:style-name="Internet_20_link" text:visited-style-name="Visited_20_Internet_20_Link"><text:span text:style-name="T1">Jó 11:6</text:span></text:a><text:span text:style-name="T1"> Este homem sugere que Deus estava deixando Jó muito à vontade!</text:span></text:p>
        <text:p text:style-name="P2"/>
        <text:p text:style-name="P2"><text:a xlink:type="simple" xlink:href="http://bibliaonline.com.br/acf/Jó/11/14-15" text:style-name="Internet_20_link" text:visited-style-name="Visited_20_Internet_20_Link"><text:span text:style-name="T1">Jó 11:14-15</text:span></text:a><text:span text:style-name="T1"> Sua idéia é que se Jó fosse bom e religioso, ele não sentiria medo.</text:span></text:p>
        <text:p text:style-name="P2"/>
        <text:p text:style-name="P2"><text:a xlink:type="simple" xlink:href="http://bibliaonline.com.br/acf/Jó/11/16-20" text:style-name="Internet_20_link" text:visited-style-name="Visited_20_Internet_20_Link"><text:span text:style-name="T1">Jó 11:16-20</text:span></text:a><text:span text:style-name="T1"> Seu tema não é mais confortador para Jó do que qualquer outra idéia mundana.</text:span></text:p>
        <text:p text:style-name="P2"/>
        <text:h text:style-name="P6" text:outline-level="2"><text:bookmark-start text:name="__RefHeading___Toc1903_1419486361"/>#640<text:bookmark-end text:name="__RefHeading___Toc1903_1419486361"/></text:h>
        <text:p text:style-name="P2"/>
        <text:p text:style-name="P3">A alegria do céu está em ter Deus como tudo em todos.</text:p>
        <text:p text:style-name="P2"/>
        <text:h text:style-name="P7" text:outline-level="2"><text:bookmark-start text:name="__RefHeading___Toc1905_1419486361"/><text:a xlink:type="simple" xlink:href="http://bibliaonline.com.br/acf/JÓ/12/" text:style-name="Internet_20_link" text:visited-style-name="Visited_20_Internet_20_Link"><text:span text:style-name="T1">JÓ 12</text:span></text:a><text:bookmark-end text:name="__RefHeading___Toc1905_1419486361"/></text:h>
        <text:p text:style-name="P2"/>
        <text:p text:style-name="P2"><text:a xlink:type="simple" xlink:href="http://bibliaonline.com.br/acf/Jó/12/2" text:style-name="Internet_20_link" text:visited-style-name="Visited_20_Internet_20_Link"><text:span text:style-name="T1">Jó 12:2</text:span></text:a><text:span text:style-name="T1"> Jó responde com sarcasmo. Ele lhes disse que quando morressem, a sabedoria morreria com eles!</text:span></text:p>
        <text:p text:style-name="P2"><text:soft-page-break/></text:p>
        <text:p text:style-name="P2"><text:a xlink:type="simple" xlink:href="http://bibliaonline.com.br/acf/Jó/12/3" text:style-name="Internet_20_link" text:visited-style-name="Visited_20_Internet_20_Link"><text:span text:style-name="T1">Jó 12:3</text:span></text:a><text:span text:style-name="T1"> Mas ele volta logo atrás, ao dizer ele também tinha suas próprias ideias! Ele não vai querer ficar em segundo lugar. Não existia ali muita humildade!</text:span></text:p>
        <text:p text:style-name="P2"/>
        <text:p text:style-name="P2"><text:a xlink:type="simple" xlink:href="http://bibliaonline.com.br/acf/Jó/12/9-25" text:style-name="Internet_20_link" text:visited-style-name="Visited_20_Internet_20_Link"><text:span text:style-name="T1">Jó 12:9-25</text:span></text:a><text:span text:style-name="T1"> Ele lança mais uma crítica aos caminhos de Deus. Ele diz que Deus faz só o que Ele quer e que não há um motivo para Suas ações. Ele não está sendo coerente (</text:span><text:a xlink:type="simple" xlink:href="http://bibliaonline.com.br/acf/jó/12/20" text:style-name="Internet_20_link" text:visited-style-name="Visited_20_Internet_20_Link"><text:span text:style-name="T1">vers. 20</text:span></text:a><text:span text:style-name="T1">).</text:span></text:p>
        <text:p text:style-name="P2"/>
        <text:h text:style-name="P6" text:outline-level="2"><text:bookmark-start text:name="__RefHeading___Toc1907_1419486361"/>#641<text:bookmark-end text:name="__RefHeading___Toc1907_1419486361"/></text:h>
        <text:p text:style-name="P2"/>
        <text:p text:style-name="P3">O orgulho é a camisa da alma, a primeira coisa que vestimos e a última que tiramos.</text:p>
        <text:p text:style-name="P2"/>
        <text:h text:style-name="P7" text:outline-level="2"><text:bookmark-start text:name="__RefHeading___Toc1909_1419486361"/><text:a xlink:type="simple" xlink:href="http://bibliaonline.com.br/acf/JÓ/13/" text:style-name="Internet_20_link" text:visited-style-name="Visited_20_Internet_20_Link"><text:span text:style-name="T1">JÓ 13</text:span></text:a><text:bookmark-end text:name="__RefHeading___Toc1909_1419486361"/></text:h>
        <text:p text:style-name="P2"/>
        <text:p text:style-name="P2"><text:a xlink:type="simple" xlink:href="http://bibliaonline.com.br/acf/Jó/13/3" text:style-name="Internet_20_link" text:visited-style-name="Visited_20_Internet_20_Link"><text:span text:style-name="T1">Jó 13:3</text:span></text:a><text:span text:style-name="T1"> Jó quer discutir com Deus, mas não quer ouvi-Lo.</text:span></text:p>
        <text:p text:style-name="P2"/>
        <text:p text:style-name="P2"><text:a xlink:type="simple" xlink:href="http://bibliaonline.com.br/acf/Jó/13/4-6" text:style-name="Internet_20_link" text:visited-style-name="Visited_20_Internet_20_Link"><text:span text:style-name="T1">Jó 13:4-6</text:span></text:a><text:span text:style-name="T1"> Ele não considera muito o conselho que está recebendo, não é mesmo?</text:span></text:p>
        <text:p text:style-name="P2"/>
        <text:p text:style-name="P2"><text:a xlink:type="simple" xlink:href="http://bibliaonline.com.br/acf/Jó/13/15" text:style-name="Internet_20_link" text:visited-style-name="Visited_20_Internet_20_Link"><text:span text:style-name="T1">Jó 13:15</text:span></text:a><text:span text:style-name="T1"> Isto parece bom, mas será que é? Repare a segunda parte, quando ele está bem determinado a argumentar a favor de seus próprios caminhos. Ele estava confiando em si mesmo, e não em Deus.</text:span></text:p>
        <text:p text:style-name="P2"/>
        <text:p text:style-name="P2"><text:a xlink:type="simple" xlink:href="http://bibliaonline.com.br/acf/Jó/13/18" text:style-name="Internet_20_link" text:visited-style-name="Visited_20_Internet_20_Link"><text:span text:style-name="T1">Jó 13:18</text:span></text:a><text:span text:style-name="T1"> Versículos assim provam o que havia em seu coração. Ele estava por demais convencido de estar certo.</text:span></text:p>
        <text:p text:style-name="P2"/>
        <text:p text:style-name="P2"><text:a xlink:type="simple" xlink:href="http://bibliaonline.com.br/acf/Jó/13/19" text:style-name="Internet_20_link" text:visited-style-name="Visited_20_Internet_20_Link"><text:span text:style-name="T1">Jó 13:19</text:span></text:a><text:span text:style-name="T1"> Ele diz que morreria se tivesse que parar de falar!</text:span></text:p>
        <text:p text:style-name="P2"/>
        <text:p text:style-name="P2"><text:a xlink:type="simple" xlink:href="http://bibliaonline.com.br/acf/Jó/13/20-28" text:style-name="Internet_20_link" text:visited-style-name="Visited_20_Internet_20_Link"><text:span text:style-name="T1">Jó 13:20-28</text:span></text:a><text:span text:style-name="T1"> Você pode ver claramente que Jó continua cheio de auto-confiança. Ele não está pronto a se render.</text:span></text:p>
        <text:p text:style-name="P2"/>
        <text:h text:style-name="P6" text:outline-level="2"><text:bookmark-start text:name="__RefHeading___Toc1911_1419486361"/>#642<text:bookmark-end text:name="__RefHeading___Toc1911_1419486361"/></text:h>
        <text:p text:style-name="P2"/>
        <text:p text:style-name="P3">O mundo anuncia mudanças, mas ele nunca é constante, a não ser nos <text:soft-page-break/>desapontamentos. O mundo não passa de uma grande hospedaria, onde devemos passar uma ou duas noites, e sair; que loucura é colocar nosso coração nessa hospedaria e nos esquecermos de casa.</text:p>
        <text:p text:style-name="P2"/>
        <text:p text:style-name="P2"/>
        <text:h text:style-name="P7" text:outline-level="2"><text:bookmark-start text:name="__RefHeading___Toc1913_1419486361"/><text:a xlink:type="simple" xlink:href="http://bibliaonline.com.br/acf/JÓ/14/" text:style-name="Internet_20_link" text:visited-style-name="Visited_20_Internet_20_Link"><text:span text:style-name="T1">JÓ 14</text:span></text:a><text:bookmark-end text:name="__RefHeading___Toc1913_1419486361"/></text:h>
        <text:p text:style-name="P2"/>
        <text:p text:style-name="P3">Jó volta sempre ao seu primeiro desejo - morrer. E chega ao ponto de dizer que quando as pessoas morrem elas nunca mais voltam! Ele diz que há mais esperança para uma árvore, porque ela pode voltar a brotar, mas não para o homem! Agora você está começando a enxergar dentro do coração de Jó. Externamente (aquilo que as pessoas vêem), Jó era correto e perfeito. Mas o que dizer de seu coração para com Deus? Você pode ver agora o que Deus está fazendo. Faz com que Jó chegue ao fim de seus próprios recursos, mas ele ainda tem um caminho muito longo a percorrer. E assim é conosco. Deus trata conosco por um bom período de tempo.</text:p>
        <text:p text:style-name="P2"/>
        <text:h text:style-name="P6" text:outline-level="2"><text:bookmark-start text:name="__RefHeading___Toc1915_1419486361"/>#643<text:bookmark-end text:name="__RefHeading___Toc1915_1419486361"/></text:h>
        <text:p text:style-name="P2"/>
        <text:p text:style-name="P3">Todas as pedras que acertaram os ouvidos de Estêvão nada mais fizeram do que jogá-lo para mais perto de Cristo, a pedra angular.</text:p>
        <text:p text:style-name="P2"/>
        <text:h text:style-name="P7" text:outline-level="2"><text:bookmark-start text:name="__RefHeading___Toc1917_1419486361"/><text:a xlink:type="simple" xlink:href="http://bibliaonline.com.br/acf/JÓ/15/" text:style-name="Internet_20_link" text:visited-style-name="Visited_20_Internet_20_Link"><text:span text:style-name="T1">JÓ 15</text:span></text:a><text:bookmark-end text:name="__RefHeading___Toc1917_1419486361"/></text:h>
        <text:p text:style-name="P2"/>
        <text:p text:style-name="P2"><text:span text:style-name="T1">Você irá reparar que os amigos de Jó falam em três rodadas. Aqui voltamos a escutar o primeiro homem - Elifaz. Este foi o homem do </text:span><text:a xlink:type="simple" xlink:href="http://bibliaonline.com.br/acf/jó/4" text:style-name="Internet_20_link" text:visited-style-name="Visited_20_Internet_20_Link"><text:span text:style-name="T1">capítulo 4</text:span></text:a><text:span text:style-name="T1">, que baseava seus argumentos na experiência pessoal. O que ele havia visto (</text:span><text:a xlink:type="simple" xlink:href="http://bibliaonline.com.br/acf/jó/15/17" text:style-name="Internet_20_link" text:visited-style-name="Visited_20_Internet_20_Link"><text:span text:style-name="T1">versículo 17</text:span></text:a><text:span text:style-name="T1"> do capítulo de hoje). A maioria das pessoas no mundo hoje está fazendo exatamente o mesmo.</text:span></text:p>
        <text:p text:style-name="P2"/>
        <text:p text:style-name="P2"><text:a xlink:type="simple" xlink:href="http://bibliaonline.com.br/acf/Jó/15/17-35" text:style-name="Internet_20_link" text:visited-style-name="Visited_20_Internet_20_Link"><text:span text:style-name="T1">Jó 15:17-35</text:span></text:a><text:span text:style-name="T1"> Portanto aqui ele está dizendo a Jó que Deus não Se deixa enganar. As pessoas ímpias sofrem. Ele faz um longo discurso sobre todas as coisas que acontecem aos ímpios. Ele parece estar tentando convencer Jó que este estaria recebendo exatamente o que sua vida merecia!</text:span></text:p>
        <text:p text:style-name="P2"/>
        <text:h text:style-name="P6" text:outline-level="2"><text:bookmark-start text:name="__RefHeading___Toc1919_1419486361"/><text:soft-page-break/>#644<text:bookmark-end text:name="__RefHeading___Toc1919_1419486361"/></text:h>
        <text:p text:style-name="P2"/>
        <text:p text:style-name="P3">As flores cheiram mais doces após uma chuva; as vinhas produzem melhor quando podadas; a nogueira é mais produtiva quanto mais for sacudida; os santos desabrocham e são melhor sucedidos internamente, quando são mais afligidos externamente.</text:p>
        <text:p text:style-name="P2"/>
        <text:h text:style-name="P7" text:outline-level="2"><text:bookmark-start text:name="__RefHeading___Toc1921_1419486361"/><text:a xlink:type="simple" xlink:href="http://bibliaonline.com.br/acf/JÓ/16/" text:style-name="Internet_20_link" text:visited-style-name="Visited_20_Internet_20_Link"><text:span text:style-name="T1">JÓ 16</text:span></text:a><text:bookmark-end text:name="__RefHeading___Toc1921_1419486361"/></text:h>
        <text:p text:style-name="P2"/>
        <text:p text:style-name="P2"><text:span text:style-name="T1">Mas jó nega tudo isso. No </text:span><text:a xlink:type="simple" xlink:href="http://bibliaonline.com.br/acf/jó/16/17" text:style-name="Internet_20_link" text:visited-style-name="Visited_20_Internet_20_Link"><text:span text:style-name="T1">versículo 17</text:span></text:a><text:span text:style-name="T1"> ele clama que não existe nada de errado em sua vida. Até a sua oração é pura. Ele diz que a razão de tudo é que Deus o odeia! (</text:span><text:a xlink:type="simple" xlink:href="http://bibliaonline.com.br/acf/jó/16/9" text:style-name="Internet_20_link" text:visited-style-name="Visited_20_Internet_20_Link"><text:span text:style-name="T1">Vers. 9</text:span></text:a><text:span text:style-name="T1">). Você acha que era esta a razão?</text:span></text:p>
        <text:p text:style-name="P2"/>
        <text:p text:style-name="P2"><text:a xlink:type="simple" xlink:href="http://bibliaonline.com.br/acf/Jó/16/21" text:style-name="Internet_20_link" text:visited-style-name="Visited_20_Internet_20_Link"><text:span text:style-name="T1">Jó 16:21</text:span></text:a><text:span text:style-name="T1"> Ele acha que Deus está muito longe dele. Tudo isso é necessário para humilhar Jó.</text:span></text:p>
        <text:p text:style-name="P2"/>
        <text:h text:style-name="P6" text:outline-level="2"><text:bookmark-start text:name="__RefHeading___Toc1923_1419486361"/>#645<text:bookmark-end text:name="__RefHeading___Toc1923_1419486361"/></text:h>
        <text:p text:style-name="P2"/>
        <text:p text:style-name="P3">Só a verdade pode capacitar uma alma a glorificar a Deus.</text:p>
        <text:p text:style-name="P2"/>
        <text:h text:style-name="P7" text:outline-level="2"><text:bookmark-start text:name="__RefHeading___Toc1925_1419486361"/><text:a xlink:type="simple" xlink:href="http://bibliaonline.com.br/acf/JÓ/17/" text:style-name="Internet_20_link" text:visited-style-name="Visited_20_Internet_20_Link"><text:span text:style-name="T1">JÓ 17</text:span></text:a><text:bookmark-end text:name="__RefHeading___Toc1925_1419486361"/></text:h>
        <text:p text:style-name="P2"/>
        <text:p text:style-name="P3">Jó continua tentando justificar-se.</text:p>
        <text:p text:style-name="P2"/>
        <text:p text:style-name="P2"><text:a xlink:type="simple" xlink:href="http://bibliaonline.com.br/acf/Jó/17/8-9" text:style-name="Internet_20_link" text:visited-style-name="Visited_20_Internet_20_Link"><text:span text:style-name="T1">Jó 17:8-9</text:span></text:a><text:span text:style-name="T1"> Quatro grupos de pessoas boas, Jó diz, verão que vale a pena tentar ser bom e que eles devem tentar cada vez mais.</text:span></text:p>
        <text:p text:style-name="P2"/>
        <text:p text:style-name="P2"><text:a xlink:type="simple" xlink:href="http://bibliaonline.com.br/acf/Jó/17/11-16" text:style-name="Internet_20_link" text:visited-style-name="Visited_20_Internet_20_Link"><text:span text:style-name="T1">Jó 17:11-16</text:span></text:a><text:span text:style-name="T1"> Mas Jó volta à sua depressão, e aguarda a morte.</text:span></text:p>
        <text:p text:style-name="P2"/>
        <text:h text:style-name="P6" text:outline-level="2"><text:bookmark-start text:name="__RefHeading___Toc1927_1419486361"/>#646<text:bookmark-end text:name="__RefHeading___Toc1927_1419486361"/></text:h>
        <text:p text:style-name="P2"/>
        <text:p text:style-name="P3">O pecado teve o diabo por pai, a vergonha por companheira, e a morte por salário.</text:p>
        <text:p text:style-name="P2"/>
        <text:h text:style-name="P7" text:outline-level="2"><text:bookmark-start text:name="__RefHeading___Toc1929_1419486361"/><text:soft-page-break/><text:a xlink:type="simple" xlink:href="http://bibliaonline.com.br/acf/JÓ/18/" text:style-name="Internet_20_link" text:visited-style-name="Visited_20_Internet_20_Link"><text:span text:style-name="T1">JÓ 18</text:span></text:a><text:bookmark-end text:name="__RefHeading___Toc1929_1419486361"/></text:h>
        <text:p text:style-name="P2"/>
        <text:p text:style-name="P3">Bildade tem sua segunda chance de falar. Ele é aquele que se apóia em tradições. Tudo que é antigo é bom, pensa ele (como muitas pessoas hoje!).</text:p>
        <text:p text:style-name="P2"/>
        <text:p text:style-name="P2"><text:a xlink:type="simple" xlink:href="http://bibliaonline.com.br/acf/Jó/18/2-4" text:style-name="Internet_20_link" text:visited-style-name="Visited_20_Internet_20_Link"><text:span text:style-name="T1">Jó 18:2-4</text:span></text:a><text:span text:style-name="T1"> Mais uma vez ele ataca Jó. Ele não gosta de escutar... falar é sua especialidade.</text:span></text:p>
        <text:p text:style-name="P2"/>
        <text:p text:style-name="P2"><text:a xlink:type="simple" xlink:href="http://bibliaonline.com.br/acf/Jó/18/5-21" text:style-name="Internet_20_link" text:visited-style-name="Visited_20_Internet_20_Link"><text:span text:style-name="T1">Jó 18:5-21</text:span></text:a><text:span text:style-name="T1"> Sua resposta aos problemas de Jó é que pessoas ímpias sempre sofrem - Jó está sofrendo - portanto Jó deve ser ímpio.</text:span></text:p>
        <text:p text:style-name="P2"/>
        <text:p text:style-name="P2"><text:a xlink:type="simple" xlink:href="http://bibliaonline.com.br/acf/Jó/18/18" text:style-name="Internet_20_link" text:visited-style-name="Visited_20_Internet_20_Link"><text:span text:style-name="T1">Jó 18:18</text:span></text:a><text:span text:style-name="T1"> Sua idéia do destino dos ímpios! Desaparecerão do mundo!</text:span></text:p>
        <text:p text:style-name="P2"/>
        <text:p text:style-name="P2"><text:a xlink:type="simple" xlink:href="http://bibliaonline.com.br/acf/Jó/18/9-21" text:style-name="Internet_20_link" text:visited-style-name="Visited_20_Internet_20_Link"><text:span text:style-name="T1">Jó 18:9-21</text:span></text:a><text:span text:style-name="T1"> Ele volta aos seus primeiros pensamentos. Buscar uma boa reputação para que a geração seguinte respeite você. Em outras palavras - tradição.</text:span></text:p>
        <text:p text:style-name="P2"/>
        <text:h text:style-name="P6" text:outline-level="2"><text:bookmark-start text:name="__RefHeading___Toc1931_1419486361"/>#647<text:bookmark-end text:name="__RefHeading___Toc1931_1419486361"/></text:h>
        <text:p text:style-name="P2"/>
        <text:p text:style-name="P3">Até que o homem tenha fé em Cristo, suas melhores obras não passam de gloriosos pecados.</text:p>
        <text:p text:style-name="P2"/>
        <text:h text:style-name="P7" text:outline-level="2"><text:bookmark-start text:name="__RefHeading___Toc1933_1419486361"/><text:a xlink:type="simple" xlink:href="http://bibliaonline.com.br/acf/JÓ/19/" text:style-name="Internet_20_link" text:visited-style-name="Visited_20_Internet_20_Link"><text:span text:style-name="T1">JÓ 19</text:span></text:a><text:bookmark-end text:name="__RefHeading___Toc1933_1419486361"/></text:h>
        <text:p text:style-name="P2"/>
        <text:p text:style-name="P2"><text:a xlink:type="simple" xlink:href="http://bibliaonline.com.br/acf/Jó/19/1-6" text:style-name="Internet_20_link" text:visited-style-name="Visited_20_Internet_20_Link"><text:span text:style-name="T1">Jó 19:1-6</text:span></text:a><text:span text:style-name="T1"> Quanto mais os homens falavam a Jó, pior ele se sentia. E ele acaba de escutar o discurso mais duro! Jó responde, e sua resposta não é boa tampouco. Eles estavam justificando a si mesmos e condenando Jó. Portanto ele começa a condená-los! Mas admite que Deus o descartou.</text:span></text:p>
        <text:p text:style-name="P2"/>
        <text:p text:style-name="P2"><text:a xlink:type="simple" xlink:href="http://bibliaonline.com.br/acf/Jó/19/7-20" text:style-name="Internet_20_link" text:visited-style-name="Visited_20_Internet_20_Link"><text:span text:style-name="T1">Jó 19:7-20</text:span></text:a><text:span text:style-name="T1"> Se lhes servia de algum conforto saber disso, ele confessa que sua tribulação vem da mão de Deus. Jó sente que todas as pessoas que conhecia haviam se voltado contra ele. Seus amigos mais íntimos o haviam esquecido. Até os servos de sua casa o consideravam um estranho, e nem ligavam para ele. Se Jó chama por um servo, este não lhe responde. Até sua esposa é uma estranha para ele, e as crianças não ligam para ele.</text:span></text:p>
        <text:p text:style-name="P2"><text:soft-page-break/></text:p>
        <text:p text:style-name="P2"><text:a xlink:type="simple" xlink:href="http://bibliaonline.com.br/acf/Jó/19/21-22" text:style-name="Internet_20_link" text:visited-style-name="Visited_20_Internet_20_Link"><text:span text:style-name="T1">Jó 19:21-22</text:span></text:a><text:span text:style-name="T1"> Ele clama por misericórdia.</text:span></text:p>
        <text:p text:style-name="P2"/>
        <text:p text:style-name="P2"><text:a xlink:type="simple" xlink:href="http://bibliaonline.com.br/acf/Jó/19/23-24" text:style-name="Internet_20_link" text:visited-style-name="Visited_20_Internet_20_Link"><text:span text:style-name="T1">Jó 19:23-24</text:span></text:a><text:span text:style-name="T1"> É bem estranho, mas foi exatamente isto que aconteceu!</text:span></text:p>
        <text:p text:style-name="P2"/>
        <text:p text:style-name="P2"><text:a xlink:type="simple" xlink:href="http://bibliaonline.com.br/acf/Jó/19/25-29" text:style-name="Internet_20_link" text:visited-style-name="Visited_20_Internet_20_Link"><text:span text:style-name="T1">Jó 19:25-29</text:span></text:a><text:span text:style-name="T1"> Ele faz este marcante reconhecimento, e todavia isso faz um efeito muito pequeno sobre ele.</text:span></text:p>
        <text:p text:style-name="P2"/>
        <text:h text:style-name="P6" text:outline-level="2"><text:bookmark-start text:name="__RefHeading___Toc1935_1419486361"/>#648<text:bookmark-end text:name="__RefHeading___Toc1935_1419486361"/></text:h>
        <text:p text:style-name="P2"/>
        <text:p text:style-name="P3">Suponha que um cristão tenha voltado suas costas para a luz; o que acontece? A luz irá brilhar sobre suas costas!</text:p>
        <text:p text:style-name="P2"/>
        <text:h text:style-name="P7" text:outline-level="2"><text:bookmark-start text:name="__RefHeading___Toc1937_1419486361"/><text:a xlink:type="simple" xlink:href="http://bibliaonline.com.br/acf/JÓ/20/" text:style-name="Internet_20_link" text:visited-style-name="Visited_20_Internet_20_Link"><text:span text:style-name="T1">JÓ 20</text:span></text:a><text:bookmark-end text:name="__RefHeading___Toc1937_1419486361"/></text:h>
        <text:p text:style-name="P2"/>
        <text:p text:style-name="P3">Agora Sofar, o terceiro amigo, fala pela segunda vez. Ele aparece com sua filosofia e ela é totalmente vazia. Os pensamentos de muitos homens letrados de hoje não passa do mesmo. No versículo 4, ele diz que esta sabedoria existe desde que o homem foi colocado na Terra.</text:p>
        <text:p text:style-name="P2"/>
        <text:p text:style-name="P2"><text:a xlink:type="simple" xlink:href="http://bibliaonline.com.br/acf/Jó/20/5-29" text:style-name="Internet_20_link" text:visited-style-name="Visited_20_Internet_20_Link"><text:span text:style-name="T1">Jó 20:5-29</text:span></text:a><text:span text:style-name="T1"> E assim prossegue ele dizendo que os ímpios serão logo cortados, e que a alegria do hipócrita dura pouco. É isto correto? Não, não é. Pois sabemos que algumas pessoas que foram ímpias a vida toda viveram até idade bem avançada. Com tudo isso ele está tentando provar que Jó deve ser culpado. Ele não poderia estar sofrendo assim sem um motivo. Pobre Jó. Pensamentos assim não lhe trazem nenhum conforto.</text:span></text:p>
        <text:p text:style-name="P2"/>
        <text:h text:style-name="P6" text:outline-level="2"><text:bookmark-start text:name="__RefHeading___Toc1939_1419486361"/>#649<text:bookmark-end text:name="__RefHeading___Toc1939_1419486361"/></text:h>
        <text:p text:style-name="P2"/>
        <text:p text:style-name="P3">Dar ao Senhor, e em Seu nome, a outros não é algo que nós fazemos; é o resultado daquilo que somos.</text:p>
        <text:p text:style-name="P2"/>
        <text:h text:style-name="P7" text:outline-level="2"><text:bookmark-start text:name="__RefHeading___Toc1941_1419486361"/><text:soft-page-break/><text:a xlink:type="simple" xlink:href="http://bibliaonline.com.br/acf/JÓ/21/" text:style-name="Internet_20_link" text:visited-style-name="Visited_20_Internet_20_Link"><text:span text:style-name="T1">JÓ 21</text:span></text:a><text:bookmark-end text:name="__RefHeading___Toc1941_1419486361"/></text:h>
        <text:p text:style-name="P2"/>
        <text:p text:style-name="P3">Até este ponto Jó não estava querendo admitir que o que seus amigos diziam estava certo. Mas aqui notamos uma mudança.</text:p>
        <text:p text:style-name="P2"/>
        <text:p text:style-name="P2"><text:a xlink:type="simple" xlink:href="http://bibliaonline.com.br/acf/Jó/21/1-13" text:style-name="Internet_20_link" text:visited-style-name="Visited_20_Internet_20_Link"><text:span text:style-name="T1">Jó 21:1-13</text:span></text:a><text:span text:style-name="T1"> A discussão continua, sobre a razão dos ímpios viverem bastante. Jó diz que ele têm uma vida feliz.</text:span></text:p>
        <text:p text:style-name="P2"/>
        <text:p text:style-name="P2"><text:a xlink:type="simple" xlink:href="http://bibliaonline.com.br/acf/Jó/21/13" text:style-name="Internet_20_link" text:visited-style-name="Visited_20_Internet_20_Link"><text:span text:style-name="T1">Jó 21:13</text:span></text:a><text:span text:style-name="T1"> Mas ele admite que morrem repentinamente. (Você acha que faz algum sentido os argumentos destes homens? Você acha que os ímpios passam bem nesta vida? Sim, eles passam.)</text:span></text:p>
        <text:p text:style-name="P2"/>
        <text:p text:style-name="P2"><text:a xlink:type="simple" xlink:href="http://bibliaonline.com.br/acf/Jó/21/14-15" text:style-name="Internet_20_link" text:visited-style-name="Visited_20_Internet_20_Link"><text:span text:style-name="T1">Jó 21:14-15</text:span></text:a><text:span text:style-name="T1"> É isto o que o ímpio diz em seu coração.</text:span></text:p>
        <text:p text:style-name="P2"/>
        <text:p text:style-name="P2"><text:a xlink:type="simple" xlink:href="http://bibliaonline.com.br/acf/Jó/21/16" text:style-name="Internet_20_link" text:visited-style-name="Visited_20_Internet_20_Link"><text:span text:style-name="T1">Jó 21:16</text:span></text:a><text:span text:style-name="T1"> Mas Jó é rápido em admitir que ele não era assim!</text:span></text:p>
        <text:p text:style-name="P2"/>
        <text:p text:style-name="P2"><text:a xlink:type="simple" xlink:href="http://bibliaonline.com.br/acf/Jó/21/17-34" text:style-name="Internet_20_link" text:visited-style-name="Visited_20_Internet_20_Link"><text:span text:style-name="T1">Jó 21:17-34</text:span></text:a><text:span text:style-name="T1"> Aqui é onde Jó concorda um pouco com os argumentos de Sofar, que os ímpios são cortados de repente. Mas ele diz que Deus faz assim porque fica aborrecido com eles. Podemos notar ligeiras mudanças em Jó. Ele começa a admitir que havia um pouco de verdade naquilo que eles estavam dizendo, mas não muita.</text:span></text:p>
        <text:p text:style-name="P2"/>
        <text:h text:style-name="P6" text:outline-level="2"><text:bookmark-start text:name="__RefHeading___Toc1943_1419486361"/>#650<text:bookmark-end text:name="__RefHeading___Toc1943_1419486361"/></text:h>
        <text:p text:style-name="P2"/>
        <text:p text:style-name="P3">Cada cristão tem seu próprio ministério a cumprir, e nenhum cristão está competindo com outro para fazer a vontade de Deus.</text:p>
        <text:p text:style-name="P2"/>
        <text:h text:style-name="P7" text:outline-level="2"><text:bookmark-start text:name="__RefHeading___Toc1945_1419486361"/><text:a xlink:type="simple" xlink:href="http://bibliaonline.com.br/acf/JÓ/22/" text:style-name="Internet_20_link" text:visited-style-name="Visited_20_Internet_20_Link"><text:span text:style-name="T1">JÓ 22</text:span></text:a><text:bookmark-end text:name="__RefHeading___Toc1945_1419486361"/></text:h>
        <text:p text:style-name="P2"/>
        <text:p text:style-name="P3">Escutamos Elifaz pela terceira e última vez. Ele agora está irado contra Jó.</text:p>
        <text:p text:style-name="P2"/>
        <text:p text:style-name="P2"><text:a xlink:type="simple" xlink:href="http://bibliaonline.com.br/acf/Jó/22/2" text:style-name="Internet_20_link" text:visited-style-name="Visited_20_Internet_20_Link"><text:span text:style-name="T1">Jó 22:2</text:span></text:a><text:span text:style-name="T1"> Ele tenta provar que o modo como o homem age não afeta a Deus.</text:span></text:p>
        <text:p text:style-name="P2"/>
        <text:p text:style-name="P2"><text:a xlink:type="simple" xlink:href="http://bibliaonline.com.br/acf/Jó/22/4" text:style-name="Internet_20_link" text:visited-style-name="Visited_20_Internet_20_Link"><text:span text:style-name="T1">Jó 22:4</text:span></text:a><text:span text:style-name="T1"> "Te repreende pelo temor de ti?", pergunta ele.</text:span></text:p>
        <text:p text:style-name="P2"><text:soft-page-break/></text:p>
        <text:p text:style-name="P2"><text:a xlink:type="simple" xlink:href="http://bibliaonline.com.br/acf/Jó/22/5" text:style-name="Internet_20_link" text:visited-style-name="Visited_20_Internet_20_Link"><text:span text:style-name="T1">Jó 22:5</text:span></text:a><text:span text:style-name="T1"> Jó sempre insistia ser inocente. Aqui Elifaz diz que insistir nisso é uma grande impiedade.</text:span></text:p>
        <text:p text:style-name="P2"/>
        <text:p text:style-name="P2"><text:a xlink:type="simple" xlink:href="http://bibliaonline.com.br/acf/Jó/22/6-30" text:style-name="Internet_20_link" text:visited-style-name="Visited_20_Internet_20_Link"><text:span text:style-name="T1">Jó 22:6-30</text:span></text:a><text:span text:style-name="T1"> Ele acusa Jó de um pecado oculto. Mas vai além da verdade. Pois Jó nunca havia sido como ele o descreve nos versículos </text:span><text:a xlink:type="simple" xlink:href="http://bibliaonline.com.br/acf/jó/22/6,7,9" text:style-name="Internet_20_link" text:visited-style-name="Visited_20_Internet_20_Link"><text:span text:style-name="T1">6, 7 e 9</text:span></text:a><text:span text:style-name="T1">.</text:span></text:p>
        <text:p text:style-name="P2"/>
        <text:p text:style-name="P2"><text:a xlink:type="simple" xlink:href="http://bibliaonline.com.br/acf/Jó/22/21" text:style-name="Internet_20_link" text:visited-style-name="Visited_20_Internet_20_Link"><text:span text:style-name="T1">Jó 22:21</text:span></text:a><text:span text:style-name="T1"> Este Elifaz é tão orgulhoso que admoesta Jó a conhecer a Deus! Jó conhecia Deus melhor que Elifaz, embora ainda precisasse reconhecer seu erro.</text:span></text:p>
        <text:p text:style-name="P2"/>
        <text:h text:style-name="P6" text:outline-level="2"><text:bookmark-start text:name="__RefHeading___Toc1947_1419486361"/>#651<text:bookmark-end text:name="__RefHeading___Toc1947_1419486361"/></text:h>
        <text:p text:style-name="P2"/>
        <text:p text:style-name="P3">É bom tomar cuidado com tudo aquilo que magnifica as obras dos homens, obscurecendo assim a graça.</text:p>
        <text:p text:style-name="P2"/>
        <text:p text:style-name="P2"><text:a xlink:type="simple" xlink:href="http://bibliaonline.com.br/acf/Jó/23/" text:style-name="Internet_20_link" text:visited-style-name="Visited_20_Internet_20_Link"><text:span text:style-name="T1">Jó 23</text:span></text:a></text:p>
        <text:p text:style-name="P2"/>
        <text:p text:style-name="P3">No que se referia à vida de Jó, ele não tem uma má consciência. Seus, assim chamados, consoladores estavam sempre tentando convencê-lo de que deveria existir alguns pecados ocultos em sua vida, que estariam lhe causando todo aquele problema. Mas aqui ele responde a essas acusações. (Devemos nos lembrar de que Jó ainda não chegou à sua grande descoberta. Mas no que concerne à sua vida diante dos homens, ele é irrepreensível). Ele conhecia a Deus muito melhor que seus amigos. Ele ansiava estar mais perto de Deus.</text:p>
        <text:p text:style-name="P2"/>
        <text:p text:style-name="P2"><text:a xlink:type="simple" xlink:href="http://bibliaonline.com.br/acf/Jó/23/10" text:style-name="Internet_20_link" text:visited-style-name="Visited_20_Internet_20_Link"><text:span text:style-name="T1">Jó 23:10</text:span></text:a><text:span text:style-name="T1"> Ele não sabia que tudo aquilo iria trazer glória para Deus, mas sabia que não tinha sido um hipócrita.</text:span></text:p>
        <text:p text:style-name="P2"/>
        <text:p text:style-name="P2"><text:a xlink:type="simple" xlink:href="http://bibliaonline.com.br/acf/Jó/23/12" text:style-name="Internet_20_link" text:visited-style-name="Visited_20_Internet_20_Link"><text:span text:style-name="T1">Jó 23:12</text:span></text:a><text:span text:style-name="T1"> Belas palavras. A Palavra de Deus era mais importante para ele que o alimento diário!</text:span></text:p>
        <text:p text:style-name="P2"/>
        <text:h text:style-name="P6" text:outline-level="2"><text:bookmark-start text:name="__RefHeading___Toc1949_1419486361"/>#652<text:bookmark-end text:name="__RefHeading___Toc1949_1419486361"/></text:h>
        <text:p text:style-name="P2"/>
        <text:p text:style-name="P3"><text:soft-page-break/>Leia a Palavra de Deus. Não para adquirir conhecimento, mas para obedecê-la!</text:p>
        <text:p text:style-name="P2"/>
        <text:h text:style-name="P7" text:outline-level="2"><text:bookmark-start text:name="__RefHeading___Toc1951_1419486361"/><text:a xlink:type="simple" xlink:href="http://bibliaonline.com.br/acf/JÓ/24/" text:style-name="Internet_20_link" text:visited-style-name="Visited_20_Internet_20_Link"><text:span text:style-name="T1">JÓ 24</text:span></text:a><text:bookmark-end text:name="__RefHeading___Toc1951_1419486361"/></text:h>
        <text:p text:style-name="P2"/>
        <text:p text:style-name="P3">Este é um capítulo interessante. Jó toca em um assunto que você provavelmente já pensou com frequência a respeito. Por que se permite que os ímpios prosperem?</text:p>
        <text:p text:style-name="P2"/>
        <text:h text:style-name="P6" text:outline-level="2"><text:bookmark-start text:name="__RefHeading___Toc1953_1419486361"/>#653<text:bookmark-end text:name="__RefHeading___Toc1953_1419486361"/></text:h>
        <text:p text:style-name="P2"/>
        <text:p text:style-name="P3">Aos crentes não é dito que "se tornem um"; eles são um! E devemos agir como tal.</text:p>
        <text:p text:style-name="P2"/>
        <text:h text:style-name="P7" text:outline-level="2"><text:bookmark-start text:name="__RefHeading___Toc1955_1419486361"/><text:a xlink:type="simple" xlink:href="http://bibliaonline.com.br/acf/JÓ/25/" text:style-name="Internet_20_link" text:visited-style-name="Visited_20_Internet_20_Link"><text:span text:style-name="T1">JÓ 25</text:span></text:a><text:bookmark-end text:name="__RefHeading___Toc1955_1419486361"/></text:h>
        <text:p text:style-name="P2"/>
        <text:p text:style-name="P3">Em seguida vem Bildade para sua última rodada. Ele tem muito pouco a dizer agora. Algumas observações sobre o maravilhoso poder de Deus. Ele é bastante desanimador, embora tudo o que diz seja verdade. Acaso isso atendeu às necessidades de Jó? De modo algum, e nem pode qualquer sabedoria terrena nos ajudar a conhecer a Deus.</text:p>
        <text:p text:style-name="P2"/>
        <text:h text:style-name="P6" text:outline-level="2"><text:bookmark-start text:name="__RefHeading___Toc1957_1419486361"/>#654<text:bookmark-end text:name="__RefHeading___Toc1957_1419486361"/></text:h>
        <text:p text:style-name="P2"/>
        <text:p text:style-name="P3">Se um crente é mais espiritual que outro, é porque ele dá mais valor à Pessoa de Cristo. Todo o poder para o andar e testemunho cristão depende da apreciação de Cristo.</text:p>
        <text:p text:style-name="P2"/>
        <text:h text:style-name="P7" text:outline-level="2"><text:bookmark-start text:name="__RefHeading___Toc1959_1419486361"/><text:a xlink:type="simple" xlink:href="http://bibliaonline.com.br/acf/JÓ/26/" text:style-name="Internet_20_link" text:visited-style-name="Visited_20_Internet_20_Link"><text:span text:style-name="T1">JÓ 26</text:span></text:a><text:bookmark-end text:name="__RefHeading___Toc1959_1419486361"/></text:h>
        <text:p text:style-name="P2"/>
        <text:p text:style-name="P3">Jó vai muito além, e faz melhor quando fala do poder de Deus, do que Bildade havia feito. E ele não apenas fala das coisas que podem ser vistas, mas descreve as coisas do mundo invisível. Mas apesar de jó poder falar desta maneira, havia uma dúvida na mente de Jó que ele não era capaz de resolver e esta era... Por que Deus, que é tão grande em relação a Jó, tão pequeno e sem importância, perdia seu tempo com ele. Que deixasse o homem em paz. No fundo de todos os pensamentos de Jó estava o sentimento e a <text:soft-page-break/>inquietude de que ele não estaria sofrendo apenas em razão de circunstâncias comuns que lhe eram contrárias, mas que era Deus quem estava tratando com ele. Ele estava certo, e por isso seus amigos não poderiam ajudá-lo pois não estavam entendendo que Deus tinha um plano maravilhoso naquilo tudo.</text:p>
        <text:p text:style-name="P2"/>
        <text:h text:style-name="P6" text:outline-level="2"><text:bookmark-start text:name="__RefHeading___Toc1961_1419486361"/>#655<text:bookmark-end text:name="__RefHeading___Toc1961_1419486361"/></text:h>
        <text:p text:style-name="P2"/>
        <text:p text:style-name="P3">Faz parte da própria natureza da alma nascida de novo amar não apenas Deus, mas aqueles que são nascidos dEle. Este amor não conhece limites sectários, mas abraça todo o povo de Deus.</text:p>
        <text:p text:style-name="P2"/>
        <text:h text:style-name="P7" text:outline-level="2"><text:bookmark-start text:name="__RefHeading___Toc1963_1419486361"/><text:a xlink:type="simple" xlink:href="http://bibliaonline.com.br/acf/JÓ/27/" text:style-name="Internet_20_link" text:visited-style-name="Visited_20_Internet_20_Link"><text:span text:style-name="T1">JÓ 27</text:span></text:a><text:bookmark-end text:name="__RefHeading___Toc1963_1419486361"/></text:h>
        <text:p text:style-name="P2"/>
        <text:p text:style-name="P3">Neste capítulo Jó aborda outro assunto. Não a glória de Deus, como ontem, mas a infelicidade do hipócrita, e a terrível maldição no final de sua vida. Ele estava, na verdade, fazendo um melhor trabalho descrevendo o hipócrita do que os outros haviam feito. Ele usa uma linguagem rica em detalhes.</text:p>
        <text:p text:style-name="P2"/>
        <text:h text:style-name="P6" text:outline-level="2"><text:bookmark-start text:name="__RefHeading___Toc1965_1419486361"/>#656<text:bookmark-end text:name="__RefHeading___Toc1965_1419486361"/></text:h>
        <text:p text:style-name="P2"/>
        <text:p text:style-name="P3">Cada ato de serviço deveria levar em si o perfume do incenso - o aroma de adoração.</text:p>
        <text:p text:style-name="P2"/>
        <text:h text:style-name="P7" text:outline-level="2"><text:bookmark-start text:name="__RefHeading___Toc1967_1419486361"/><text:a xlink:type="simple" xlink:href="http://bibliaonline.com.br/acf/JÓ/28/" text:style-name="Internet_20_link" text:visited-style-name="Visited_20_Internet_20_Link"><text:span text:style-name="T1">JÓ 28</text:span></text:a><text:bookmark-end text:name="__RefHeading___Toc1967_1419486361"/></text:h>
        <text:p text:style-name="P2"/>
        <text:p text:style-name="P3">Você está começando a enxergar o propósito que Deus tem ao nos dar o Livro de Jó? Deus está usando Jó para nos ensinar que Ele deseja que todos os Seus filhos desfrutem dEle. E a única maneira de aprendermos isto é fazendo diariamente duas coisas.</text:p>
        <text:p text:style-name="P2"/>
        <text:p text:style-name="P3">(1) Julgando-me a mim mesmo e parando de fazer coisas que sei que não agradam a Ele, e (2) sujeitando-me a Deus. Jó ainda não havia aprendido isto, e é por esta razão que neste capítulo ele continua tentando, ao dizer aos seus amigos que as pessoas podem fazer grandes coisas mas não podem entender a Deus.</text:p>
        <text:p text:style-name="P2"><text:soft-page-break/></text:p>
        <text:p text:style-name="P2"><text:a xlink:type="simple" xlink:href="http://bibliaonline.com.br/acf/Jó/28/1-11" text:style-name="Internet_20_link" text:visited-style-name="Visited_20_Internet_20_Link"><text:span text:style-name="T1">Jó 28:1-11</text:span></text:a><text:span text:style-name="T1"> Jó descreve as lutas do ser humano em sua vida. As pessoas buscam por ouro e pedras preciosas de todos os tipos. Ele removem montanhas, alteram o curso dos rios (pense no que a ciência está fazendo hoje!). Podem fazer muitas coisas maravilhosas, mas os resultados não lhes dão as respostas para as questões do </text:span><text:a xlink:type="simple" xlink:href="http://bibliaonline.com.br/acf/jó/28/12" text:style-name="Internet_20_link" text:visited-style-name="Visited_20_Internet_20_Link"><text:span text:style-name="T1">versículo 12</text:span></text:a><text:span text:style-name="T1">.</text:span></text:p>
        <text:p text:style-name="P2"/>
        <text:p text:style-name="P2"><text:a xlink:type="simple" xlink:href="http://bibliaonline.com.br/acf/Jó/28/13-19" text:style-name="Internet_20_link" text:visited-style-name="Visited_20_Internet_20_Link"><text:span text:style-name="T1">Jó 28:13-19</text:span></text:a><text:span text:style-name="T1"> Todos os tesouros ocultos do mundo não poderiam produzir isso.</text:span></text:p>
        <text:p text:style-name="P2"/>
        <text:p text:style-name="P2"><text:a xlink:type="simple" xlink:href="http://bibliaonline.com.br/acf/jó/28/21,27" text:style-name="Internet_20_link" text:visited-style-name="Visited_20_Internet_20_Link"><text:span text:style-name="T1">Jó 28:21, 27</text:span></text:a><text:span text:style-name="T1"> A própria morte não tem a resposta. Deus agora vai indicar a resposta.</text:span></text:p>
        <text:p text:style-name="P2"/>
        <text:p text:style-name="P2"><text:a xlink:type="simple" xlink:href="http://bibliaonline.com.br/acf/Jó/28/28" text:style-name="Internet_20_link" text:visited-style-name="Visited_20_Internet_20_Link"><text:span text:style-name="T1">Jó 28:28</text:span></text:a><text:span text:style-name="T1"> E aqui está. Leia este versículo. Depois leia </text:span><text:a xlink:type="simple" xlink:href="http://bibliaonline.com.br/acf/1co/1/30" text:style-name="Internet_20_link" text:visited-style-name="Visited_20_Internet_20_Link"><text:span text:style-name="T1">1 Co 1:30</text:span></text:a><text:span text:style-name="T1">. Será que estamos encontrando as respostas para nossos problemas nestes dois versículos também? Não existe outra resposta. Apesar de Jó dizer isto, ele não aplica a si próprio... Será que é por esta razão que ele também não consegue entender?</text:span></text:p>
        <text:p text:style-name="P2"/>
        <text:h text:style-name="P6" text:outline-level="2"><text:bookmark-start text:name="__RefHeading___Toc1969_1419486361"/>#657<text:bookmark-end text:name="__RefHeading___Toc1969_1419486361"/></text:h>
        <text:p text:style-name="P2"/>
        <text:p text:style-name="P3">É o crente que se submete que se torna frutífero.</text:p>
        <text:p text:style-name="P2"/>
        <text:h text:style-name="P7" text:outline-level="2"><text:bookmark-start text:name="__RefHeading___Toc1971_1419486361"/><text:a xlink:type="simple" xlink:href="http://bibliaonline.com.br/acf/JÓ/29/" text:style-name="Internet_20_link" text:visited-style-name="Visited_20_Internet_20_Link"><text:span text:style-name="T1">JÓ 29</text:span></text:a><text:bookmark-end text:name="__RefHeading___Toc1971_1419486361"/></text:h>
        <text:p text:style-name="P2"/>
        <text:p text:style-name="P2"><text:span text:style-name="T1">O terceiro homem, Zofar, permanece em silêncio. Bildade tinha pouco a dizer na última vez (</text:span><text:a xlink:type="simple" xlink:href="http://bibliaonline.com.br/acf/jó/25" text:style-name="Internet_20_link" text:visited-style-name="Visited_20_Internet_20_Link"><text:span text:style-name="T1">capítulo 25</text:span></text:a><text:span text:style-name="T1">). Estes três homens são derrotados, até pelo enfermo e sofrido Jó. Eles ficam mais irritados do que humilhados com seu fracasso! Jó tem o caminho livre para si, e ele aproveita. Por muitas vezes neste capítulo ele usa as palavras "eu", "mim", ou "meu". Ele nos diz tudo sobre "os velhos tempos". Ele está nos mostrando que não está melhor no aprendizado da lição de Deus do que estavam os outros três homens.</text:span></text:p>
        <text:p text:style-name="P2"/>
        <text:p text:style-name="P2"/>
        <text:p text:style-name="P2"><text:a xlink:type="simple" xlink:href="http://bibliaonline.com.br/acf/Jó/29/11" text:style-name="Internet_20_link" text:visited-style-name="Visited_20_Internet_20_Link"><text:span text:style-name="T1">Jó 29:11</text:span></text:a><text:span text:style-name="T1"> Quando as pessoas lhe davam ouvidos! Quando as pessoas olhavam para ele! Este versículo vai ser mencionado quando ele chegar ao grande momento do final.</text:span></text:p>
        <text:p text:style-name="P2"/>
        <text:h text:style-name="P6" text:outline-level="2"><text:bookmark-start text:name="__RefHeading___Toc1973_1419486361"/><text:soft-page-break/>#658<text:bookmark-end text:name="__RefHeading___Toc1973_1419486361"/></text:h>
        <text:p text:style-name="P2"/>
        <text:p text:style-name="P3">No momento em que cristão olha para si como estando em Cristo não existem "se"s; mas quando o cristão é visto como estando no deserto, existem "se"s; não que exista alguma dúvida, mas isso cria dependência.</text:p>
        <text:p text:style-name="P2"/>
        <text:h text:style-name="P7" text:outline-level="2"><text:bookmark-start text:name="__RefHeading___Toc1975_1419486361"/><text:a xlink:type="simple" xlink:href="http://bibliaonline.com.br/acf/JÓ/30/" text:style-name="Internet_20_link" text:visited-style-name="Visited_20_Internet_20_Link"><text:span text:style-name="T1">JÓ 30</text:span></text:a><text:bookmark-end text:name="__RefHeading___Toc1975_1419486361"/></text:h>
        <text:p text:style-name="P2"/>
        <text:p text:style-name="P3">Aqui jó faz um contraste de todos os bons dias antigos com seus dias atuais de trevas. Ele fala de si 62 vezes e usa seis versículos a mais para descrever os maus dias do que usa para descrever os dias felizes.</text:p>
        <text:p text:style-name="P2"/>
        <text:p text:style-name="P3">Em quem ele está pensando sempre? Não há dúvidas de que Satanás esteja fazendo com que ele sinta pena de si mesmo. Ele faz o mesmo conosco, crentes, se não aprendermos a lição que este Livro está para nos ensinar no final.</text:p>
        <text:p text:style-name="P2"/>
        <text:h text:style-name="P6" text:outline-level="2"><text:bookmark-start text:name="__RefHeading___Toc1977_1419486361"/>#659<text:bookmark-end text:name="__RefHeading___Toc1977_1419486361"/></text:h>
        <text:p text:style-name="P2"/>
        <text:p text:style-name="P3">Não há como se manter em estreito contato com Deus, a menos que seja dado um novo passo à frente a cada nova luz que recebemos.</text:p>
        <text:p text:style-name="P2"/>
        <text:p text:style-name="P2"><text:a xlink:type="simple" xlink:href="http://bibliaonline.com.br/acf/Jó/31/1" text:style-name="Internet_20_link" text:visited-style-name="Visited_20_Internet_20_Link"><text:span text:style-name="T1">Jó 31:1</text:span></text:a><text:span text:style-name="T1"> Ele era moralista.</text:span></text:p>
        <text:p text:style-name="P2"/>
        <text:p text:style-name="P2"><text:a xlink:type="simple" xlink:href="http://bibliaonline.com.br/acf/Jó/31/3-12" text:style-name="Internet_20_link" text:visited-style-name="Visited_20_Internet_20_Link"><text:span text:style-name="T1">Jó 31:3-12</text:span></text:a><text:span text:style-name="T1"> Ele era justo e correto com os outros.</text:span></text:p>
        <text:p text:style-name="P2"/>
        <text:p text:style-name="P2"><text:a xlink:type="simple" xlink:href="http://bibliaonline.com.br/acf/Jó/31/13" text:style-name="Internet_20_link" text:visited-style-name="Visited_20_Internet_20_Link"><text:span text:style-name="T1">Jó 31:13</text:span></text:a><text:span text:style-name="T1"> Ele era bom para com seus servos.</text:span></text:p>
        <text:p text:style-name="P2"/>
        <text:p text:style-name="P2"><text:a xlink:type="simple" xlink:href="http://bibliaonline.com.br/acf/Jó/31/15-20" text:style-name="Internet_20_link" text:visited-style-name="Visited_20_Internet_20_Link"><text:span text:style-name="T1">Jó 31:15-20</text:span></text:a><text:span text:style-name="T1"> Era benigno para com os pobres.</text:span></text:p>
        <text:p text:style-name="P2"/>
        <text:p text:style-name="P2"><text:a xlink:type="simple" xlink:href="http://bibliaonline.com.br/acf/Jó/31/21" text:style-name="Internet_20_link" text:visited-style-name="Visited_20_Internet_20_Link"><text:span text:style-name="T1">Jó 31:21</text:span></text:a><text:span text:style-name="T1"> Nunca tirava proveito dos órfãos.</text:span></text:p>
        <text:p text:style-name="P2"/>
        <text:p text:style-name="P2"><text:a xlink:type="simple" xlink:href="http://bibliaonline.com.br/acf/Jó/31/24-25" text:style-name="Internet_20_link" text:visited-style-name="Visited_20_Internet_20_Link"><text:span text:style-name="T1">Jó 31:24-25</text:span></text:a><text:span text:style-name="T1"> Não tinha amor pelo dinheiro.</text:span></text:p>
        <text:p text:style-name="P2"/>
        <text:p text:style-name="P2"><text:soft-page-break/><text:a xlink:type="simple" xlink:href="http://bibliaonline.com.br/acf/Jó/31/26-28" text:style-name="Internet_20_link" text:visited-style-name="Visited_20_Internet_20_Link"><text:span text:style-name="T1">Jó 31:26-28</text:span></text:a><text:span text:style-name="T1"> Detestava adorar outros deuses (como o Sol).</text:span></text:p>
        <text:p text:style-name="P2"/>
        <text:p text:style-name="P2"><text:a xlink:type="simple" xlink:href="http://bibliaonline.com.br/acf/Jó/31/29-30" text:style-name="Internet_20_link" text:visited-style-name="Visited_20_Internet_20_Link"><text:span text:style-name="T1">Jó 31:29-30</text:span></text:a><text:span text:style-name="T1"> Nunca se vingava.</text:span></text:p>
        <text:p text:style-name="P2"/>
        <text:p text:style-name="P2"><text:a xlink:type="simple" xlink:href="http://bibliaonline.com.br/acf/Jó/31/31-34" text:style-name="Internet_20_link" text:visited-style-name="Visited_20_Internet_20_Link"><text:span text:style-name="T1">Jó 31:31-34</text:span></text:a><text:span text:style-name="T1"> Era bom para com os estranhos, e não temia ninguém.</text:span></text:p>
        <text:p text:style-name="P2"/>
        <text:p text:style-name="P2"><text:a xlink:type="simple" xlink:href="http://bibliaonline.com.br/acf/Jó/31/38-40" text:style-name="Internet_20_link" text:visited-style-name="Visited_20_Internet_20_Link"><text:span text:style-name="T1">Jó 31:38-40</text:span></text:a><text:span text:style-name="T1"> Se os seus campos clamassem ser ele cruel, que fossem cobertos de espinhos. Você acredita que uma pessoa assim poderia jamais aprender a lição que Deus estava tentando lhe ensinar? Espere para ver.</text:span></text:p>
        <text:p text:style-name="P2"/>
        <text:h text:style-name="P6" text:outline-level="2"><text:bookmark-start text:name="__RefHeading___Toc1979_1419486361"/>#660<text:bookmark-end text:name="__RefHeading___Toc1979_1419486361"/></text:h>
        <text:p text:style-name="P2"/>
        <text:p text:style-name="P3">Com frequência nós enganamos a nós mesmos ao concluirmos que por nos mantermos longe de certos pecados, somos guardados em nossa capacidade e condição para o serviço no campo. Mas isto não é suficiente: devemos andar no Espírito.</text:p>
        <text:p text:style-name="P2"/>
        <text:h text:style-name="P7" text:outline-level="2"><text:bookmark-start text:name="__RefHeading___Toc1981_1419486361"/><text:a xlink:type="simple" xlink:href="http://bibliaonline.com.br/acf/JÓ/32/" text:style-name="Internet_20_link" text:visited-style-name="Visited_20_Internet_20_Link"><text:span text:style-name="T1">JÓ 32</text:span></text:a><text:bookmark-end text:name="__RefHeading___Toc1981_1419486361"/></text:h>
        <text:p text:style-name="P2"/>
        <text:p text:style-name="P2"><text:span text:style-name="T1">Ocorre uma grande mudança. Os três confortadores disseram tudo que podiam. Jó também falou bastante, embora não tenham chegado a lugar nenhum. Mas Deus está pronto para apresentar um novo homem. Não havia Jó perguntado se não haveria alguém que pudesse se colocar entre ele e Deus? (capítulo </text:span><text:a xlink:type="simple" xlink:href="http://bibliaonline.com.br/acf/jó/9/33" text:style-name="Internet_20_link" text:visited-style-name="Visited_20_Internet_20_Link"><text:span text:style-name="T1">9:33</text:span></text:a><text:span text:style-name="T1">). Deus tem um homem. Deus está sempre pronto, mas Ele é tão sábio que sabe que precisamos esgotar nossos argumentos.</text:span></text:p>
        <text:p text:style-name="P2"/>
        <text:p text:style-name="P2"><text:span text:style-name="T1">O nome do homem é Eliú. Nele podemos ver um pequeno lampejo de um outro Homem. Aquele que efetivamente colocou-se entre Deus e nós. Leia 1 Timóteo </text:span><text:a xlink:type="simple" xlink:href="http://bibliaonline.com.br/acf/1tm/2/5" text:style-name="Internet_20_link" text:visited-style-name="Visited_20_Internet_20_Link"><text:span text:style-name="T1">2:5</text:span></text:a><text:span text:style-name="T1"> para descobrir que Ele é. Eliú é muito cuidadoso para explicar que ele não passa de um homem comum, e o mais jovem ali. (O Senhor Jesus sempre tomou também um lugar de humilhação). Ele leva um bom tempo para dar início ao seu discurso (o capítulo todo). Quando começa, você logo vê que ele conhece a Deus muito melhor que os outros, inclusive Jó.</text:span></text:p>
        <text:p text:style-name="P2"/>
        <text:h text:style-name="P6" text:outline-level="2"><text:bookmark-start text:name="__RefHeading___Toc1983_1419486361"/><text:soft-page-break/>#661<text:bookmark-end text:name="__RefHeading___Toc1983_1419486361"/></text:h>
        <text:p text:style-name="P2"/>
        <text:p text:style-name="P3">As duas grandes atividades de um santo são a fé e o amor, ambos aplicados fora de mim: fé para confiar nAquele que me ama, e amor para me preocupar com aqueles que Ele ama e servi-los.</text:p>
        <text:p text:style-name="P2"/>
        <text:h text:style-name="P7" text:outline-level="2"><text:bookmark-start text:name="__RefHeading___Toc1985_1419486361"/><text:a xlink:type="simple" xlink:href="http://bibliaonline.com.br/acf/JÓ/33/" text:style-name="Internet_20_link" text:visited-style-name="Visited_20_Internet_20_Link"><text:span text:style-name="T1">JÓ 33</text:span></text:a><text:bookmark-end text:name="__RefHeading___Toc1985_1419486361"/></text:h>
        <text:p text:style-name="P2"/>
        <text:p text:style-name="P2"><text:span text:style-name="T1">Repare algo novo no </text:span><text:a xlink:type="simple" xlink:href="http://bibliaonline.com.br/acf/jó/33/4" text:style-name="Internet_20_link" text:visited-style-name="Visited_20_Internet_20_Link"><text:span text:style-name="T1">versículo 4</text:span></text:a><text:span text:style-name="T1">. Pela primeira vez no livro de Jó lemos do Espírito de Deus (antes em </text:span><text:a xlink:type="simple" xlink:href="http://bibliaonline.com.br/acf/jó/26/4" text:style-name="Internet_20_link" text:visited-style-name="Visited_20_Internet_20_Link"><text:span text:style-name="T1">26:4</text:span></text:a><text:span text:style-name="T1">, mas não com "S" maiúsculo). Quando o Espírito de Deus fala através de uma pessoa, já não faz qualquer diferença se ela é jovem ou velha. Este jovem está falando guiado pelo Espírito Santo de Deus... o segredo de seu poder... o segredo do poder na vida de qualquer crente.</text:span></text:p>
        <text:p text:style-name="P2"/>
        <text:p text:style-name="P2"><text:span text:style-name="T1">Existe sempre uma grande diferença entre o homem que fala o que Deus lhe diz para falar, e o homem (não importa quão hábil) que fala seus próprios pensamentos. Isto é o que podemos ver no livro de Jó até aqui. Os outros amigos estavam falando seus próprios pensamentos, e o mesmo acontecia com Jó! (veja o </text:span><text:a xlink:type="simple" xlink:href="http://bibliaonline.com.br/acf/jó/32/9" text:style-name="Internet_20_link" text:visited-style-name="Visited_20_Internet_20_Link"><text:span text:style-name="T1">versículo 9</text:span></text:a><text:span text:style-name="T1"> do capítulo de ontem). O mundo está se tornando cada dia mais escuro porque as pessoas estão dando ouvidos aos "grandes homens" e não à Palavra de Deus. Ao longo deste capítulo reparamos como Eliú fala bem. Ele não está se gloriando, mas fala com confiança... com graça e verdade.</text:span></text:p>
        <text:p text:style-name="P2"/>
        <text:p text:style-name="P2"><text:a xlink:type="simple" xlink:href="http://bibliaonline.com.br/acf/Jó/33/8-11" text:style-name="Internet_20_link" text:visited-style-name="Visited_20_Internet_20_Link"><text:span text:style-name="T1">Jó 33:8-11</text:span></text:a><text:span text:style-name="T1"> Elú era um bom ouvinte, e bons ouvintes têm boa memória. Eliú repete o que Jó havia dito.</text:span></text:p>
        <text:p text:style-name="P2"/>
        <text:p text:style-name="P2"><text:a xlink:type="simple" xlink:href="http://bibliaonline.com.br/acf/Jó/33/17-30" text:style-name="Internet_20_link" text:visited-style-name="Visited_20_Internet_20_Link"><text:span text:style-name="T1">Jó 33:17-30</text:span></text:a><text:span text:style-name="T1"> Há uma lição muito importante nestes versículos. (Podemos aplicá-la à nossa própria vida como crentes no Senhor Jesus. Separe um minuto para ler o </text:span><text:a xlink:type="simple" xlink:href="http://bibliaonline.com.br/acf/jó/36/7" text:style-name="Internet_20_link" text:visited-style-name="Visited_20_Internet_20_Link"><text:span text:style-name="T1">versículo 7</text:span></text:a><text:span text:style-name="T1"> do capítulo 36. O Senhor Jesus nunca tira os Seus olhos de cada crente hoje. Mas isto não significa que Ele nos deixe seguir adiante com nossa maneira descuidada e desobediente.) Todavia Jó era o homem mais justo na face da Terra. Então o que há de errado com Jó? Seu problema estava em pensar que ele era muito bom. Se jó tivesse sujeitado seu coração a Deus, ele não teria passado por esses problemas. Portanto, todos nós precisamos aprender que o Senhor nos ama demais para permitir que façamos nossa própria vontade.</text:span></text:p>
        <text:p text:style-name="P2"><text:soft-page-break/></text:p>
        <text:h text:style-name="P6" text:outline-level="2"><text:bookmark-start text:name="__RefHeading___Toc1987_1419486361"/>#662<text:bookmark-end text:name="__RefHeading___Toc1987_1419486361"/></text:h>
        <text:p text:style-name="P2"/>
        <text:p text:style-name="P3">A Palavra de Deus é o cinzel com o qual as formas de Cristo são moldadas em mim!</text:p>
        <text:p text:style-name="P2"/>
        <text:h text:style-name="P7" text:outline-level="2"><text:bookmark-start text:name="__RefHeading___Toc1989_1419486361"/><text:a xlink:type="simple" xlink:href="http://bibliaonline.com.br/acf/JÓ/34/" text:style-name="Internet_20_link" text:visited-style-name="Visited_20_Internet_20_Link"><text:span text:style-name="T1">JÓ 34</text:span></text:a><text:bookmark-end text:name="__RefHeading___Toc1989_1419486361"/></text:h>
        <text:p text:style-name="P2"/>
        <text:p text:style-name="P3">Ontem Eliú estava falando a Jó. Hoje ele fala aos homens a respeito de Jó. Nestas poucas palavras, Eliú nos dá uma visão gloriosa de Deus. Quão diferente do que os outros, inclusive Jó, haviam falado a respeito de Deus.</text:p>
        <text:p text:style-name="P2"/>
        <text:p text:style-name="P2"><text:a xlink:type="simple" xlink:href="http://bibliaonline.com.br/acf/Jó/34/29" text:style-name="Internet_20_link" text:visited-style-name="Visited_20_Internet_20_Link"><text:span text:style-name="T1">Jó 34:29</text:span></text:a><text:span text:style-name="T1"> Um grande versículo! Deus não é como os outros homens! Estamos crescendo para conhecer nosso Pai cada vez melhor? Ele é, com certeza, um Pai amoroso.</text:span></text:p>
        <text:p text:style-name="P2"/>
        <text:p text:style-name="P2"><text:a xlink:type="simple" xlink:href="http://bibliaonline.com.br/acf/Jó/34/32" text:style-name="Internet_20_link" text:visited-style-name="Visited_20_Internet_20_Link"><text:span text:style-name="T1">Jó 34:32</text:span></text:a><text:span text:style-name="T1"> Outro versículo maravilhoso. Nossa consciência é tocada. "se fiz alguma maldade". A falta não estava em Deus. Ela estava profundamente arraigada no coração de Jó. Ele estava tentando ser bom! Mas Deus tinha uma maneira melhor!</text:span></text:p>
        <text:p text:style-name="P2"/>
        <text:p text:style-name="P2"><text:a xlink:type="simple" xlink:href="http://bibliaonline.com.br/acf/Jó/34/35" text:style-name="Internet_20_link" text:visited-style-name="Visited_20_Internet_20_Link"><text:span text:style-name="T1">Jó 34:35</text:span></text:a><text:span text:style-name="T1"> Eliú é um homem fiel. Os homens de Deus não tem medo de falar a verdade. Eles nunca serão populares neste mundo. A consciência de Jó estava sendo tocada.</text:span></text:p>
        <text:p text:style-name="P2"/>
        <text:h text:style-name="P6" text:outline-level="2"><text:bookmark-start text:name="__RefHeading___Toc1991_1419486361"/>#663<text:bookmark-end text:name="__RefHeading___Toc1991_1419486361"/></text:h>
        <text:p text:style-name="P2"/>
        <text:p text:style-name="P3">O fruto do Espírito não pode ser fabricado com nossos esforços. É só a vida de Cristo que pode produzir este fruto.</text:p>
        <text:p text:style-name="P2"/>
        <text:h text:style-name="P7" text:outline-level="2"><text:bookmark-start text:name="__RefHeading___Toc1993_1419486361"/><text:a xlink:type="simple" xlink:href="http://bibliaonline.com.br/acf/JÓ/35/" text:style-name="Internet_20_link" text:visited-style-name="Visited_20_Internet_20_Link"><text:span text:style-name="T1">JÓ 35</text:span></text:a><text:bookmark-end text:name="__RefHeading___Toc1993_1419486361"/></text:h>
        <text:p text:style-name="P2"/>
        <text:p text:style-name="P2"><text:span text:style-name="T1">Eliú continua falando francamente, e Jó vai diminuindo cada vez mais. Eliú dirige o pensamento de todos para o céu. Acaso não nos sentimos pequeninos quando miramos os céus em uma limpa noite estrelada? Leia os versículos </text:span><text:a xlink:type="simple" xlink:href="http://bibliaonline.com.br/acf/jó/35/5-10" text:style-name="Internet_20_link" text:visited-style-name="Visited_20_Internet_20_Link"><text:span text:style-name="T1">5-10</text:span></text:a><text:span text:style-name="T1">. Não são eles de grande ajuda para contemplarmos a grandeza de Deus? Deus vê tudo e Ele enxergou tudo bem </text:span><text:soft-page-break/><text:span text:style-name="T1">no fundo do coração de Jó. Mas nossos pensamentos estão sendo desviados o alto, para Deus, não para baixo, para Jó. Quando olhamos para cima, aprendemos.</text:span></text:p>
        <text:p text:style-name="P2"/>
        <text:h text:style-name="P6" text:outline-level="2"><text:bookmark-start text:name="__RefHeading___Toc1995_1419486361"/>#664<text:bookmark-end text:name="__RefHeading___Toc1995_1419486361"/></text:h>
        <text:p text:style-name="P2"/>
        <text:p text:style-name="P3">Mostre-me um coração que esteja esperando por Cristo, e eu lhe mostrarei um par de mãos que estão ocupadas com Ele de uma forma ou de outra.</text:p>
        <text:p text:style-name="P2"/>
        <text:h text:style-name="P7" text:outline-level="2"><text:bookmark-start text:name="__RefHeading___Toc1997_1419486361"/><text:a xlink:type="simple" xlink:href="http://bibliaonline.com.br/acf/JÓ/36/" text:style-name="Internet_20_link" text:visited-style-name="Visited_20_Internet_20_Link"><text:span text:style-name="T1">JÓ 36</text:span></text:a><text:bookmark-end text:name="__RefHeading___Toc1997_1419486361"/></text:h>
        <text:p text:style-name="P2"/>
        <text:p text:style-name="P2"><text:a xlink:type="simple" xlink:href="http://bibliaonline.com.br/acf/Jó/36/1-3" text:style-name="Internet_20_link" text:visited-style-name="Visited_20_Internet_20_Link"><text:span text:style-name="T1">Jó 36:1-3</text:span></text:a><text:span text:style-name="T1"> Deus estava no centro dos pensamentos de Eliú. Seus olhos estavam em Deus. Jó tinha seus olhos em si mesmo (o motivo de toda a tribulação de Jó).</text:span></text:p>
        <text:p text:style-name="P2"/>
        <text:p text:style-name="P2"><text:a xlink:type="simple" xlink:href="http://bibliaonline.com.br/acf/Jó/36/3" text:style-name="Internet_20_link" text:visited-style-name="Visited_20_Internet_20_Link"><text:span text:style-name="T1">Jó 36:3</text:span></text:a><text:span text:style-name="T1"> É sublime seguirmos este versículo em nossa vida.</text:span></text:p>
        <text:p text:style-name="P2"/>
        <text:p text:style-name="P2"><text:a xlink:type="simple" xlink:href="http://bibliaonline.com.br/acf/Jó/36/4" text:style-name="Internet_20_link" text:visited-style-name="Visited_20_Internet_20_Link"><text:span text:style-name="T1">Jó 36:4</text:span></text:a><text:span text:style-name="T1"> Quanto mais perto andamos de Deus, mais sábios somos. Eliú tinha total confiança de estar falando a verdade de Deus.</text:span></text:p>
        <text:p text:style-name="P2"/>
        <text:p text:style-name="P2"><text:a xlink:type="simple" xlink:href="http://bibliaonline.com.br/acf/Jó/36/5-17" text:style-name="Internet_20_link" text:visited-style-name="Visited_20_Internet_20_Link"><text:span text:style-name="T1">Jó 36:5-17</text:span></text:a><text:span text:style-name="T1"> Lembre-se de que você está lendo o Antigo Testamento. O Senhor Jesus Cristo ainda não havia vindo ao mundo. Deus estava ainda provando as pessoas para ver se elas obedeceriam. Nunca misture Cristianismo com a religião dos Judeus. Mas nós, os crentes, podemos aprender muito do Antigo Testamento. Nós, Cristãos somos rápida e facilmente desviados da comunhão com o Senhor, ficamos impacientes, irritados, implicantes, julgamos a todos menos a nós mesmos e seguimos fazendo tudo isso até Deus colocar Suas mãos sobre nós, com os métodos que Ele sabe que irão surtir melhor efeito, e nos levar de volta para Si. (Nunca podemos nos perder, mas com certeza podemos ser infelizes). É isto o que estamos aprendendo de Jó, mesmo que Jó não conhecesse coisa alguma sobre a salvação por meio do Senhor Jesus Cristo.</text:span></text:p>
        <text:p text:style-name="P2"/>
        <text:p text:style-name="P2"><text:a xlink:type="simple" xlink:href="http://bibliaonline.com.br/acf/Jó/36/7-12" text:style-name="Internet_20_link" text:visited-style-name="Visited_20_Internet_20_Link"><text:span text:style-name="T1">Jó 36:7-12</text:span></text:a><text:span text:style-name="T1"> Aqui está um sério aviso. Uma pessoa pode ser tão resistente a se submeter a Deus que isto pode resultar na sua morte. Em </text:span><text:a xlink:type="simple" xlink:href="http://bibliaonline.com.br/acf/1co/11/29-31" text:style-name="Internet_20_link" text:visited-style-name="Visited_20_Internet_20_Link"><text:span text:style-name="T1">1 Co 11:29-31</text:span></text:a><text:span text:style-name="T1">, aparece o mesmo, e não se esqueça de que esta última passagem foi escrita no dia da graça, a era Cristã. Nossos pecados seriam perdoados, mas quanta tristeza iriam deixar!</text:span></text:p>
        <text:p text:style-name="P2"><text:soft-page-break/></text:p>
        <text:p text:style-name="P2"><text:a xlink:type="simple" xlink:href="http://bibliaonline.com.br/acf/Jó/36/18" text:style-name="Internet_20_link" text:visited-style-name="Visited_20_Internet_20_Link"><text:span text:style-name="T1">Jó 36:18</text:span></text:a><text:span text:style-name="T1"> Não podemos ser descuidados com Deus.</text:span></text:p>
        <text:p text:style-name="P2"/>
        <text:p text:style-name="P2"><text:a xlink:type="simple" xlink:href="http://bibliaonline.com.br/acf/Jó/36/26" text:style-name="Internet_20_link" text:visited-style-name="Visited_20_Internet_20_Link"><text:span text:style-name="T1">Jó 36:26</text:span></text:a><text:span text:style-name="T1"> Deus nunca foi realmente conhecido pelo homem até o Senhor Jesus ter vindo ao mundo.</text:span></text:p>
        <text:p text:style-name="P2"/>
        <text:p text:style-name="P2"><text:a xlink:type="simple" xlink:href="http://bibliaonline.com.br/acf/Jó/36/26-33" text:style-name="Internet_20_link" text:visited-style-name="Visited_20_Internet_20_Link"><text:span text:style-name="T1">Jó 36:26-33</text:span></text:a><text:span text:style-name="T1"> Eliú continua trazendo à memória deles a grandeza de Deus, para que tivessem um genuíno quebrantamento de coração, e humilhação de pensamentos. Jó ainda não tinha chegado a este ponto.</text:span></text:p>
        <text:p text:style-name="P2"/>
        <text:h text:style-name="P6" text:outline-level="2"><text:bookmark-start text:name="__RefHeading___Toc1999_1419486361"/>#665<text:bookmark-end text:name="__RefHeading___Toc1999_1419486361"/></text:h>
        <text:p text:style-name="P2"/>
        <text:p text:style-name="P3">Nenhum serviço é digno dEle se não for feito em humilhação.</text:p>
        <text:p text:style-name="P2"/>
        <text:h text:style-name="P7" text:outline-level="2"><text:bookmark-start text:name="__RefHeading___Toc2001_1419486361"/><text:a xlink:type="simple" xlink:href="http://bibliaonline.com.br/acf/JÓ/37/" text:style-name="Internet_20_link" text:visited-style-name="Visited_20_Internet_20_Link"><text:span text:style-name="T1">JÓ 37</text:span></text:a><text:bookmark-end text:name="__RefHeading___Toc2001_1419486361"/></text:h>
        <text:p text:style-name="P2"/>
        <text:p text:style-name="P2"><text:a xlink:type="simple" xlink:href="http://bibliaonline.com.br/acf/Jó/37/1-3" text:style-name="Internet_20_link" text:visited-style-name="Visited_20_Internet_20_Link"><text:span text:style-name="T1">Jó 37:1-3</text:span></text:a><text:span text:style-name="T1"> Que maravilhosa descrição da grandeza de Deus. Quão pouco entendemos isso.</text:span></text:p>
        <text:p text:style-name="P2"/>
        <text:p text:style-name="P2"><text:a xlink:type="simple" xlink:href="http://bibliaonline.com.br/acf/Jó/37/14" text:style-name="Internet_20_link" text:visited-style-name="Visited_20_Internet_20_Link"><text:span text:style-name="T1">Jó 37:14</text:span></text:a><text:span text:style-name="T1"> Jó foi instruído a ficar quieto e a escutar e ponderar! Três passos que foram uma instrução maravilhosa para nós!</text:span></text:p>
        <text:p text:style-name="P2"/>
        <text:p text:style-name="P2"><text:a xlink:type="simple" xlink:href="http://bibliaonline.com.br/acf/Jó/37/15" text:style-name="Internet_20_link" text:visited-style-name="Visited_20_Internet_20_Link"><text:span text:style-name="T1">Jó 37:15</text:span></text:a><text:span text:style-name="T1">:24 Eliú faz cinco perguntas incríveis. Elas não fazem você sentir-se pequeno?</text:span></text:p>
        <text:p text:style-name="P2"/>
        <text:p text:style-name="P2"><text:a xlink:type="simple" xlink:href="http://bibliaonline.com.br/acf/Jó/37/21" text:style-name="Internet_20_link" text:visited-style-name="Visited_20_Internet_20_Link"><text:span text:style-name="T1">Jó 37:21</text:span></text:a><text:span text:style-name="T1"> Que grandioso segredo está escondido aqui para nós que vivemos neste dia da graça! Jesus Cristo é a luz que está oculta nas trevas. Em nosso estado natural (não salvos) não víamos aquela luz brilhante.</text:span></text:p>
        <text:p text:style-name="P2"/>
        <text:p text:style-name="P2"><text:a xlink:type="simple" xlink:href="http://bibliaonline.com.br/acf/Jó/37/24" text:style-name="Internet_20_link" text:visited-style-name="Visited_20_Internet_20_Link"><text:span text:style-name="T1">Jó 37:24</text:span></text:a><text:span text:style-name="T1"> Nenhum sábio em si mesmo irá vê-Lo! A menos que enxerguemos a santidade e o coração de amor de Deus, continuaremos a pensar no quão bons nós somos. Estas são as últimas palavras de Eliú.</text:span></text:p>
        <text:p text:style-name="P2"/>
        <text:p text:style-name="P3">Toda a conversa desses cinco homens termina. Agora DEUS irá ter algo a dizer! Esteja <text:soft-page-break/>preparado para escutar palavras maravilhosas!</text:p>
        <text:p text:style-name="P2"/>
        <text:h text:style-name="P6" text:outline-level="2"><text:bookmark-start text:name="__RefHeading___Toc2003_1419486361"/>#666<text:bookmark-end text:name="__RefHeading___Toc2003_1419486361"/></text:h>
        <text:p text:style-name="P2"/>
        <text:p text:style-name="P3">A proximidade de Cristo nos preserva do sectarismo - a praga mais natural ao coração humano.</text:p>
        <text:p text:style-name="P2"/>
        <text:h text:style-name="P7" text:outline-level="2"><text:bookmark-start text:name="__RefHeading___Toc2005_1419486361"/><text:a xlink:type="simple" xlink:href="http://bibliaonline.com.br/acf/JÓ/38/" text:style-name="Internet_20_link" text:visited-style-name="Visited_20_Internet_20_Link"><text:span text:style-name="T1">JÓ 38</text:span></text:a><text:bookmark-end text:name="__RefHeading___Toc2005_1419486361"/></text:h>
        <text:p text:style-name="P2"/>
        <text:p text:style-name="P2"><text:span text:style-name="T1">O próprio Deus fala! O que dirá Ele? Jó havia dito que Deus não perderia tempo falando com ele (</text:span><text:a xlink:type="simple" xlink:href="http://bibliaonline.com.br/acf/jó/9/32" text:style-name="Internet_20_link" text:visited-style-name="Visited_20_Internet_20_Link"><text:span text:style-name="T1">9:32</text:span></text:a><text:span text:style-name="T1"> e </text:span><text:a xlink:type="simple" xlink:href="http://bibliaonline.com.br/acf/jó/19/7" text:style-name="Internet_20_link" text:visited-style-name="Visited_20_Internet_20_Link"><text:span text:style-name="T1">19:7</text:span></text:a><text:span text:style-name="T1">, </text:span><text:a xlink:type="simple" xlink:href="http://bibliaonline.com.br/acf/jó/23/8,9" text:style-name="Internet_20_link" text:visited-style-name="Visited_20_Internet_20_Link"><text:span text:style-name="T1">23:8,9</text:span></text:a><text:span text:style-name="T1">; </text:span><text:a xlink:type="simple" xlink:href="http://bibliaonline.com.br/acf/jó/19/5" text:style-name="Internet_20_link" text:visited-style-name="Visited_20_Internet_20_Link"><text:span text:style-name="T1">19:5</text:span></text:a><text:span text:style-name="T1">; </text:span><text:a xlink:type="simple" xlink:href="http://bibliaonline.com.br/acf/jó/30/20,21" text:style-name="Internet_20_link" text:visited-style-name="Visited_20_Internet_20_Link"><text:span text:style-name="T1">30:20,21</text:span></text:a><text:span text:style-name="T1"> e </text:span><text:a xlink:type="simple" xlink:href="http://bibliaonline.com.br/acf/jó/31/35" text:style-name="Internet_20_link" text:visited-style-name="Visited_20_Internet_20_Link"><text:span text:style-name="T1">31:35</text:span></text:a><text:span text:style-name="T1"> e muitas outras). Sabemos o quanto Deus está interessado pois Deus nos disse tudo o que precisamos saber! Qualquer coisa além disso é meramente a curiosidade da mente humana. Deus traz à memória Suas obras de criação como exemplo de Seu poder e sabedoria. Isto com certeza fará Jó ver sua pequenez.</text:span></text:p>
        <text:p text:style-name="P2"/>
        <text:p text:style-name="P2"><text:span text:style-name="T1">Não podemos separar qualquer um dos versículos em particular para comentar. Você deveria ler a passagem toda como uma mensagem grandiosa e gloriosa proveniente da própria boca de Deus. (Poderíamos pensar que Deus deveria ter falado assim quando descreveu sua criação em Gênesis, </text:span><text:a xlink:type="simple" xlink:href="http://bibliaonline.com.br/acf/gn/1" text:style-name="Internet_20_link" text:visited-style-name="Visited_20_Internet_20_Link"><text:span text:style-name="T1">capítulo 1</text:span></text:a><text:span text:style-name="T1">, mas Ele reserva isto para um único homem, Jó).</text:span></text:p>
        <text:p text:style-name="P2"/>
        <text:h text:style-name="P6" text:outline-level="2"><text:bookmark-start text:name="__RefHeading___Toc2007_1419486361"/>#667<text:bookmark-end text:name="__RefHeading___Toc2007_1419486361"/></text:h>
        <text:p text:style-name="P2"/>
        <text:p text:style-name="P3">Precisamos vigiar contra a ostentação; precisamos permanecer quietos na presença de Deus, pois há muita independência por aí.</text:p>
        <text:p text:style-name="P2"/>
        <text:h text:style-name="P7" text:outline-level="2"><text:bookmark-start text:name="__RefHeading___Toc2009_1419486361"/><text:a xlink:type="simple" xlink:href="http://bibliaonline.com.br/acf/JÓ/39/" text:style-name="Internet_20_link" text:visited-style-name="Visited_20_Internet_20_Link"><text:span text:style-name="T1">JÓ 39</text:span></text:a><text:bookmark-end text:name="__RefHeading___Toc2009_1419486361"/></text:h>
        <text:p text:style-name="P2"/>
        <text:p text:style-name="P3">Será que algum discurso em nossa própria língua seria capaz de nos fazer sentir menores que isso? Estes quatro capítulos nos dão uma das maiores expressões da sabedoria e poder de Deus encontradas na Bíblia. Tudo isso é necessário para Jó (e para nós) <text:soft-page-break/>entendermos. E para nós é tudo maravilhoso demais, pois nos faz compreender a glória que o Senhor Jesus deixou de lado para Se tornar um Homem, e sofrer toda a vergonha e insultos de suas criaturas que as Suas benditas mãos fizeram!</text:p>
        <text:p text:style-name="P2"/>
        <text:h text:style-name="P6" text:outline-level="2"><text:bookmark-start text:name="__RefHeading___Toc2011_1419486361"/>#668<text:bookmark-end text:name="__RefHeading___Toc2011_1419486361"/></text:h>
        <text:p text:style-name="P2"/>
        <text:p text:style-name="P3">Deus nos deu a Sua Palavra e o Espírito Santo porque Ele quer que o mundo nos veja da mesma maneira que Ele nos vê, que é parecidos com Jesus.</text:p>
        <text:p text:style-name="P2"/>
        <text:h text:style-name="P7" text:outline-level="2"><text:bookmark-start text:name="__RefHeading___Toc2013_1419486361"/><text:a xlink:type="simple" xlink:href="http://bibliaonline.com.br/acf/JÓ/40/" text:style-name="Internet_20_link" text:visited-style-name="Visited_20_Internet_20_Link"><text:span text:style-name="T1">JÓ 40</text:span></text:a><text:bookmark-end text:name="__RefHeading___Toc2013_1419486361"/></text:h>
        <text:p text:style-name="P2"/>
        <text:p text:style-name="P2"><text:a xlink:type="simple" xlink:href="http://bibliaonline.com.br/acf/Jó/40/1-3" text:style-name="Internet_20_link" text:visited-style-name="Visited_20_Internet_20_Link"><text:span text:style-name="T1">Jó 40:1-3</text:span></text:a><text:span text:style-name="T1"> Todas as maravilhosas palavras do Senhor estão fazendo efeito em Jó. Rogamos para que o mesmo efeito possa ocorrer em cada um de nós enquanto lermos isto. Jó está começando a ser quebrantado. Que lugar maravilhoso para o crente estar! Sem palavras diante de Deus!</text:span></text:p>
        <text:p text:style-name="P2"/>
        <text:p text:style-name="P2"><text:a xlink:type="simple" xlink:href="http://bibliaonline.com.br/acf/Jó/40/6-24" text:style-name="Internet_20_link" text:visited-style-name="Visited_20_Internet_20_Link"><text:span text:style-name="T1">Jó 40:6-24</text:span></text:a><text:span text:style-name="T1"> Mas o Senhor sabia que seria preciso mais para levar jó completamente ao fim de si próprio.</text:span></text:p>
        <text:p text:style-name="P2"/>
        <text:p text:style-name="P2"><text:a xlink:type="simple" xlink:href="http://bibliaonline.com.br/acf/Jó/40/15" text:style-name="Internet_20_link" text:visited-style-name="Visited_20_Internet_20_Link"><text:span text:style-name="T1">Jó 40:15</text:span></text:a><text:span text:style-name="T1"> Talvez seja o hipopótamo.</text:span></text:p>
        <text:p text:style-name="P2"/>
        <text:h text:style-name="P6" text:outline-level="2"><text:bookmark-start text:name="__RefHeading___Toc2015_1419486361"/>#669<text:bookmark-end text:name="__RefHeading___Toc2015_1419486361"/></text:h>
        <text:p text:style-name="P2"/>
        <text:p text:style-name="P3">A revelação de si mesmo precede a revelação.</text:p>
        <text:p text:style-name="P2"/>
        <text:h text:style-name="P7" text:outline-level="2"><text:bookmark-start text:name="__RefHeading___Toc2017_1419486361"/><text:a xlink:type="simple" xlink:href="http://bibliaonline.com.br/acf/JÓ/41/" text:style-name="Internet_20_link" text:visited-style-name="Visited_20_Internet_20_Link"><text:span text:style-name="T1">JÓ 41</text:span></text:a><text:bookmark-end text:name="__RefHeading___Toc2017_1419486361"/></text:h>
        <text:p text:style-name="P2"/>
        <text:p text:style-name="P2"><text:a xlink:type="simple" xlink:href="http://bibliaonline.com.br/acf/Jó/41/1-9" text:style-name="Internet_20_link" text:visited-style-name="Visited_20_Internet_20_Link"><text:span text:style-name="T1">Jó 41:1-9</text:span></text:a><text:span text:style-name="T1"> Provavelmente trata-se de um crocodilo. Jó teria de responder "eu não" para cada uma destas perguntas. Mas Deus o está encaminhando para o próximo versículo.</text:span></text:p>
        <text:p text:style-name="P2"/>
        <text:p text:style-name="P2"><text:a xlink:type="simple" xlink:href="http://bibliaonline.com.br/acf/Jó/41/10" text:style-name="Internet_20_link" text:visited-style-name="Visited_20_Internet_20_Link"><text:span text:style-name="T1">Jó 41:10</text:span></text:a><text:span text:style-name="T1"> Se ninguém for capaz de enfrentar um mero animal, quem seria capaz de enfrentar Deus? Que pergunta!</text:span></text:p>
        <text:p text:style-name="P2"><text:soft-page-break/></text:p>
        <text:p text:style-name="P2"><text:a xlink:type="simple" xlink:href="http://bibliaonline.com.br/acf/Jó/41/11" text:style-name="Internet_20_link" text:visited-style-name="Visited_20_Internet_20_Link"><text:span text:style-name="T1">Jó 41:11</text:span></text:a><text:span text:style-name="T1"> Deus controla tudo.</text:span></text:p>
        <text:p text:style-name="P2"/>
        <text:p text:style-name="P2"><text:a xlink:type="simple" xlink:href="http://bibliaonline.com.br/acf/Jó/41/12-34" text:style-name="Internet_20_link" text:visited-style-name="Visited_20_Internet_20_Link"><text:span text:style-name="T1">Jó 41:12-34</text:span></text:a><text:span text:style-name="T1"> Deus continua descrevendo o grande poder de um animal. A descrição é assustadora. As palavras têm seu efeito em Jó, e quiçá funcionem da mesma maneira em nós. Possam elas abrir nossos olhos para enxergar nossa pequenez, e a grandeza de Deus. Deus termina de falar, e agora chegamos ao grande momento da vida de Jó.</text:span></text:p>
        <text:p text:style-name="P2"/>
        <text:h text:style-name="P6" text:outline-level="2"><text:bookmark-start text:name="__RefHeading___Toc2019_1419486361"/>#670<text:bookmark-end text:name="__RefHeading___Toc2019_1419486361"/></text:h>
        <text:p text:style-name="P2"/>
        <text:p text:style-name="P3">Sejamos cuidadosos para não deixarmos o repouso da alma para buscar bênçãos maiores. Deus não pode operar enquanto estivermos ansiosos - mesmo que seja a respeito de nossas experiências espirituais. Vamos confiar em Sua Palavra, e deixar que Ele a cumpra em nós.</text:p>
        <text:p text:style-name="P2"/>
        <text:h text:style-name="P7" text:outline-level="2"><text:bookmark-start text:name="__RefHeading___Toc2021_1419486361"/><text:a xlink:type="simple" xlink:href="http://bibliaonline.com.br/acf/JÓ/42/" text:style-name="Internet_20_link" text:visited-style-name="Visited_20_Internet_20_Link"><text:span text:style-name="T1">JÓ 42</text:span></text:a><text:bookmark-end text:name="__RefHeading___Toc2021_1419486361"/></text:h>
        <text:p text:style-name="P2"/>
        <text:p text:style-name="P2"><text:a xlink:type="simple" xlink:href="http://bibliaonline.com.br/acf/Jó/42/1-4" text:style-name="Internet_20_link" text:visited-style-name="Visited_20_Internet_20_Link"><text:span text:style-name="T1">Jó 42:1-4</text:span></text:a><text:span text:style-name="T1"> Jó é um homem humilhado! Todos os pensamentos a respeito de si próprio se foram.</text:span></text:p>
        <text:p text:style-name="P2"/>
        <text:p text:style-name="P2"><text:a xlink:type="simple" xlink:href="http://bibliaonline.com.br/acf/Jó/42/5-6" text:style-name="Internet_20_link" text:visited-style-name="Visited_20_Internet_20_Link"><text:span text:style-name="T1">Jó 42:5-6</text:span></text:a><text:span text:style-name="T1"> Poucas palavras apenas. Mas são as palavras mais importantes que já foram ditas. (Quando nós crentes somos colocados em uma posição tão baixa a ponto de pronunciá-las, estamos a caminho de experimentar uma vida Cristã plena, rica e feliz). Leia mais uma vez estas palavras. (Ouvimos falar do Senhor quando fomos salvos, mas nossa vida só é entregue a Ele quando temos nossos olhos abertos para ver Sua beleza e onisuficiência).</text:span></text:p>
        <text:p text:style-name="P2"/>
        <text:p text:style-name="P3">Os novos pensamentos de Jó acerca de Deus são rapidamente conectados a novos pensamentos acerca de si mesmo. (Que contraste com as opiniões de Jó que encontramos em 29:11). Jó levou um bom tempo para chegar a este ponto (e nós também). Deus nos ama demais para nos deixar seguir nosso próprio e descuidado caminho. Com frequência um crente é rebaixado tanto quanto Jó, para ver o quão vil ele é. Isto só pode ser experimentado quando entramos na presença de Deus. Será que <text:soft-page-break/>podemos dizer, "por isso me abomino"? Nosso espírito humilhado irá mostrar os resultados em nossa vida, se já tivermos experimentado isto.</text:p>
        <text:p text:style-name="P2"/>
        <text:p text:style-name="P2"><text:span text:style-name="T1">Suponha que Deus tivesse parado no final, que utilidade teria este Livro? jó poderia ter dito, "Bem, quando tudo era próspero eu era os olhos do cego (</text:span><text:a xlink:type="simple" xlink:href="http://bibliaonline.com.br/acf/jó/29/15" text:style-name="Internet_20_link" text:visited-style-name="Visited_20_Internet_20_Link"><text:span text:style-name="T1">29:15</text:span></text:a><text:span text:style-name="T1">) e quando as coisas iam mal eu era paciente". Teria sido muito ruim. Mas isso não iria acontecer. Mesmo que seus amigos estivessem totalmente errados por pensar que este mundo era um exemplo do justo governo de Deus, Jó entende de repente o que é na realidade, e por isso temos o </text:span><text:a xlink:type="simple" xlink:href="http://bibliaonline.com.br/acf/jó/42/6" text:style-name="Internet_20_link" text:visited-style-name="Visited_20_Internet_20_Link"><text:span text:style-name="T1">versículo 6</text:span></text:a><text:span text:style-name="T1">.</text:span></text:p>
        <text:p text:style-name="P2"/>
        <text:p text:style-name="P2"><text:a xlink:type="simple" xlink:href="http://bibliaonline.com.br/acf/Jó/42/7-17" text:style-name="Internet_20_link" text:visited-style-name="Visited_20_Internet_20_Link"><text:span text:style-name="T1">Jó 42:7-17</text:span></text:a><text:span text:style-name="T1"> Os pensamentos de Jó se voltam para seus amigos. Ele até ora por eles! E ao fazer isso, Deus age em favor de Jó, e lhe dá em dobro tudo o que tinha antes! Feliz Jó. (Felizes somos nós, se já tivermos sido humilhados para nos enxergar do modo como Deus nos vê. Então nossos olhos serão abertos e seremos capazes de dizer, "graças a Deus que sempre me deixa passar por tribulações"). O Livro de Jó foi de ajuda?</text:span></text:p>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26:25.409392663</dc:date>
    <meta:creation-date>2018-06-11T22:51:04.642681485</meta:creation-date>
    <meta:generator>LibreOffice/6.0.7.3$Linux_X86_64 LibreOffice_project/00m0$Build-3</meta:generator>
    <meta:editing-duration>PT1M49S</meta:editing-duration>
    <meta:editing-cycles>1</meta:editing-cycles>
    <meta:document-statistic meta:table-count="0" meta:image-count="0" meta:object-count="0" meta:page-count="28" meta:paragraph-count="277" meta:word-count="6855" meta:character-count="37633" meta:non-whitespace-character-count="31055"/>
  </office:meta>
</office:document-meta>
</file>